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35cm" svg:stroke-color="#000000" draw:stroke-linejoin="miter" svg:stroke-linecap="butt" draw:fill="solid" draw:fill-color="#ffffff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2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3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4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5" style:family="text">
      <style:text-properties fo:color="#000000" style:font-name="Calibri1" fo:font-size="14.1000003814697pt" style:font-size-asian="14.1000003814697pt" style:font-name-complex="Calibri1" style:font-size-complex="14.1000003814697pt"/>
    </style:style>
    <style:style style:name="T6" style:family="text">
      <style:text-properties fo:color="#000000" style:font-name="Calibri1" fo:font-size="12pt" style:font-size-asian="12pt" style:font-name-complex="Calibri1" style:font-size-complex="12pt"/>
    </style:style>
    <style:style style:name="T7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8" style:family="text">
      <style:text-properties fo:color="#000000" style:font-name="Arial1" fo:font-size="10pt" style:font-size-asian="10pt" style:font-name-complex="Aria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5.39cm" svg:height="0.475cm" svg:x="2.54cm" svg:y="2.556cm">
          <draw:text-box>
            <text:p text:style-name="P1"><text:span text:style-name="T1"><text:s text:c="89"/></text:span><text:span text:style-name="T1">Project Design Phase-II </text:span></text:p>
          </draw:text-box>
        </draw:frame>
        <draw:frame draw:style-name="gr1" draw:text-style-name="P2" draw:layer="layout" svg:width="6.983cm" svg:height="0.475cm" svg:x="11.948cm" svg:y="3.08cm">
          <draw:text-box>
            <text:p text:style-name="P1"><text:span text:style-name="T1">Data Flow Diagram &amp; User Stories </text:span></text:p>
          </draw:text-box>
        </draw:frame>
        <draw:frame draw:style-name="gr2" draw:text-style-name="P3" draw:layer="layout" svg:width="0.388cm" svg:height="0.433cm" svg:x="15.369cm" svg:y="3.60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933cm" svg:height="0.433cm" svg:x="7.312cm" svg:y="4.102cm">
          <draw:text-box>
            <text:p text:style-name="P1"><text:span text:style-name="T3">Date </text:span></text:p>
          </draw:text-box>
        </draw:frame>
        <draw:polygon draw:style-name="gr3" draw:text-style-name="P4" draw:layer="layout" svg:width="0.017cm" svg:height="0.017cm" svg:x="7.112cm" svg:y="4.073cm" svg:viewBox="0 0 18 18" draw:points="0,18 18,18 18,0 0,0">
          <text:p/>
        </draw:polygon>
        <draw:polygon draw:style-name="gr3" draw:text-style-name="P4" draw:layer="layout" svg:width="0.017cm" svg:height="0.017cm" svg:x="7.112cm" svg:y="4.073cm" svg:viewBox="0 0 18 18" draw:points="0,18 18,18 18,0 0,0">
          <text:p/>
        </draw:polygon>
        <draw:polygon draw:style-name="gr3" draw:text-style-name="P4" draw:layer="layout" svg:width="7.934cm" svg:height="0.017cm" svg:x="7.129cm" svg:y="4.073cm" svg:viewBox="0 0 7935 18" draw:points="0,18 7935,18 7935,0 0,0">
          <text:p/>
        </draw:polygon>
        <draw:polygon draw:style-name="gr3" draw:text-style-name="P4" draw:layer="layout" svg:width="0.018cm" svg:height="0.017cm" svg:x="15.063cm" svg:y="4.073cm" svg:viewBox="0 0 19 18" draw:points="0,18 19,18 19,0 0,0">
          <text:p/>
        </draw:polygon>
        <draw:polygon draw:style-name="gr3" draw:text-style-name="P4" draw:layer="layout" svg:width="8.528cm" svg:height="0.017cm" svg:x="15.08cm" svg:y="4.073cm" svg:viewBox="0 0 8529 18" draw:points="0,18 8529,18 8529,0 0,0">
          <text:p/>
        </draw:polygon>
        <draw:polygon draw:style-name="gr3" draw:text-style-name="P4" draw:layer="layout" svg:width="0.017cm" svg:height="0.017cm" svg:x="23.608cm" svg:y="4.073cm" svg:viewBox="0 0 18 18" draw:points="0,18 18,18 18,0 0,0">
          <text:p/>
        </draw:polygon>
        <draw:polygon draw:style-name="gr3" draw:text-style-name="P4" draw:layer="layout" svg:width="0.017cm" svg:height="0.017cm" svg:x="23.608cm" svg:y="4.073cm" svg:viewBox="0 0 18 18" draw:points="0,18 18,18 18,0 0,0">
          <text:p/>
        </draw:polygon>
        <draw:polygon draw:style-name="gr3" draw:text-style-name="P4" draw:layer="layout" svg:width="0.017cm" svg:height="0.448cm" svg:x="7.112cm" svg:y="4.09cm" svg:viewBox="0 0 18 449" draw:points="0,449 18,449 18,0 0,0">
          <text:p/>
        </draw:polygon>
        <draw:polygon draw:style-name="gr3" draw:text-style-name="P4" draw:layer="layout" svg:width="0.018cm" svg:height="0.448cm" svg:x="15.063cm" svg:y="4.09cm" svg:viewBox="0 0 19 449" draw:points="0,449 19,449 19,0 0,0">
          <text:p/>
        </draw:polygon>
        <draw:polygon draw:style-name="gr3" draw:text-style-name="P4" draw:layer="layout" svg:width="0.017cm" svg:height="0.448cm" svg:x="23.608cm" svg:y="4.09cm" svg:viewBox="0 0 18 449" draw:points="0,449 18,449 18,0 0,0">
          <text:p/>
        </draw:polygon>
        <draw:frame draw:style-name="gr2" draw:text-style-name="P3" draw:layer="layout" svg:width="3.016cm" svg:height="0.433cm" svg:x="15.267cm" svg:y="4.102cm">
          <draw:text-box>
            <text:p text:style-name="P1"><text:span text:style-name="T3">15 October 2022 </text:span></text:p>
          </draw:text-box>
        </draw:frame>
        <draw:frame draw:style-name="gr2" draw:text-style-name="P3" draw:layer="layout" svg:width="1.606cm" svg:height="0.433cm" svg:x="7.312cm" svg:y="4.567cm">
          <draw:text-box>
            <text:p text:style-name="P1"><text:span text:style-name="T3">Team ID </text:span></text:p>
          </draw:text-box>
        </draw:frame>
        <draw:frame draw:style-name="gr2" draw:text-style-name="P3" draw:layer="layout" svg:width="3.3cm" svg:height="0.39cm" svg:x="15.267cm" svg:y="4.632cm">
          <draw:text-box>
            <text:p text:style-name="P1"><text:span text:style-name="T4">PNT2022TMID51811</text:span></text:p>
          </draw:text-box>
        </draw:frame>
        <draw:polygon draw:style-name="gr3" draw:text-style-name="P4" draw:layer="layout" svg:width="0.017cm" svg:height="0.017cm" svg:x="7.112cm" svg:y="4.538cm" svg:viewBox="0 0 18 18" draw:points="0,18 18,18 18,0 0,0">
          <text:p/>
        </draw:polygon>
        <draw:polygon draw:style-name="gr3" draw:text-style-name="P4" draw:layer="layout" svg:width="7.934cm" svg:height="0.017cm" svg:x="7.129cm" svg:y="4.538cm" svg:viewBox="0 0 7935 18" draw:points="0,18 7935,18 7935,0 0,0">
          <text:p/>
        </draw:polygon>
        <draw:polygon draw:style-name="gr3" draw:text-style-name="P4" draw:layer="layout" svg:width="0.018cm" svg:height="0.017cm" svg:x="15.063cm" svg:y="4.538cm" svg:viewBox="0 0 19 18" draw:points="0,18 19,18 19,0 0,0">
          <text:p/>
        </draw:polygon>
        <draw:polygon draw:style-name="gr3" draw:text-style-name="P4" draw:layer="layout" svg:width="8.528cm" svg:height="0.017cm" svg:x="15.08cm" svg:y="4.538cm" svg:viewBox="0 0 8529 18" draw:points="0,18 8529,18 8529,0 0,0">
          <text:p/>
        </draw:polygon>
        <draw:polygon draw:style-name="gr3" draw:text-style-name="P4" draw:layer="layout" svg:width="0.017cm" svg:height="0.017cm" svg:x="23.608cm" svg:y="4.538cm" svg:viewBox="0 0 18 18" draw:points="0,18 18,18 18,0 0,0">
          <text:p/>
        </draw:polygon>
        <draw:polygon draw:style-name="gr3" draw:text-style-name="P4" draw:layer="layout" svg:width="0.017cm" svg:height="0.474cm" svg:x="7.112cm" svg:y="4.555cm" svg:viewBox="0 0 18 475" draw:points="0,475 18,475 18,0 0,0">
          <text:p/>
        </draw:polygon>
        <draw:polygon draw:style-name="gr3" draw:text-style-name="P4" draw:layer="layout" svg:width="0.018cm" svg:height="0.474cm" svg:x="15.063cm" svg:y="4.555cm" svg:viewBox="0 0 19 475" draw:points="0,475 19,475 19,0 0,0">
          <text:p/>
        </draw:polygon>
        <draw:polygon draw:style-name="gr3" draw:text-style-name="P4" draw:layer="layout" svg:width="0.017cm" svg:height="0.474cm" svg:x="23.608cm" svg:y="4.555cm" svg:viewBox="0 0 18 475" draw:points="0,475 18,475 18,0 0,0">
          <text:p/>
        </draw:polygon>
        <draw:frame draw:style-name="gr2" draw:text-style-name="P3" draw:layer="layout" svg:width="0.388cm" svg:height="0.433cm" svg:x="18.536cm" svg:y="4.57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47cm" svg:height="0.433cm" svg:x="7.312cm" svg:y="5.058cm">
          <draw:text-box>
            <text:p text:style-name="P1"><text:span text:style-name="T3">Project Name </text:span></text:p>
          </draw:text-box>
        </draw:frame>
        <draw:frame draw:style-name="gr2" draw:text-style-name="P3" draw:layer="layout" svg:width="7.546cm" svg:height="0.433cm" svg:x="15.267cm" svg:y="5.058cm">
          <draw:text-box>
            <text:p text:style-name="P1"><text:span text:style-name="T3">Project – Early detection of forest fire using </text:span></text:p>
          </draw:text-box>
        </draw:frame>
        <draw:polygon draw:style-name="gr3" draw:text-style-name="P4" draw:layer="layout" svg:width="0.017cm" svg:height="0.017cm" svg:x="7.112cm" svg:y="5.029cm" svg:viewBox="0 0 18 18" draw:points="0,18 18,18 18,0 0,0">
          <text:p/>
        </draw:polygon>
        <draw:polygon draw:style-name="gr3" draw:text-style-name="P4" draw:layer="layout" svg:width="7.934cm" svg:height="0.017cm" svg:x="7.129cm" svg:y="5.029cm" svg:viewBox="0 0 7935 18" draw:points="0,18 7935,18 7935,0 0,0">
          <text:p/>
        </draw:polygon>
        <draw:polygon draw:style-name="gr3" draw:text-style-name="P4" draw:layer="layout" svg:width="0.018cm" svg:height="0.017cm" svg:x="15.063cm" svg:y="5.029cm" svg:viewBox="0 0 19 18" draw:points="0,18 19,18 19,0 0,0">
          <text:p/>
        </draw:polygon>
        <draw:polygon draw:style-name="gr3" draw:text-style-name="P4" draw:layer="layout" svg:width="8.528cm" svg:height="0.017cm" svg:x="15.08cm" svg:y="5.029cm" svg:viewBox="0 0 8529 18" draw:points="0,18 8529,18 8529,0 0,0">
          <text:p/>
        </draw:polygon>
        <draw:polygon draw:style-name="gr3" draw:text-style-name="P4" draw:layer="layout" svg:width="0.017cm" svg:height="0.017cm" svg:x="23.608cm" svg:y="5.029cm" svg:viewBox="0 0 18 18" draw:points="0,18 18,18 18,0 0,0">
          <text:p/>
        </draw:polygon>
        <draw:polygon draw:style-name="gr3" draw:text-style-name="P4" draw:layer="layout" svg:width="0.017cm" svg:height="0.894cm" svg:x="7.112cm" svg:y="5.046cm" svg:viewBox="0 0 18 895" draw:points="0,895 18,895 18,0 0,0">
          <text:p/>
        </draw:polygon>
        <draw:polygon draw:style-name="gr3" draw:text-style-name="P4" draw:layer="layout" svg:width="0.018cm" svg:height="0.894cm" svg:x="15.063cm" svg:y="5.046cm" svg:viewBox="0 0 19 895" draw:points="0,895 19,895 19,0 0,0">
          <text:p/>
        </draw:polygon>
        <draw:polygon draw:style-name="gr3" draw:text-style-name="P4" draw:layer="layout" svg:width="0.017cm" svg:height="0.894cm" svg:x="23.608cm" svg:y="5.046cm" svg:viewBox="0 0 18 895" draw:points="0,895 18,895 18,0 0,0">
          <text:p/>
        </draw:polygon>
        <draw:frame draw:style-name="gr2" draw:text-style-name="P3" draw:layer="layout" svg:width="2.466cm" svg:height="0.433cm" svg:x="15.267cm" svg:y="5.503cm">
          <draw:text-box>
            <text:p text:style-name="P1"><text:span text:style-name="T3">deep learning </text:span></text:p>
          </draw:text-box>
        </draw:frame>
        <draw:frame draw:style-name="gr2" draw:text-style-name="P3" draw:layer="layout" svg:width="2.974cm" svg:height="0.433cm" svg:x="7.312cm" svg:y="5.969cm">
          <draw:text-box>
            <text:p text:style-name="P1"><text:span text:style-name="T3">Maximum Marks </text:span></text:p>
          </draw:text-box>
        </draw:frame>
        <draw:polygon draw:style-name="gr3" draw:text-style-name="P4" draw:layer="layout" svg:width="0.017cm" svg:height="0.017cm" svg:x="7.112cm" svg:y="5.94cm" svg:viewBox="0 0 18 18" draw:points="0,18 18,18 18,0 0,0">
          <text:p/>
        </draw:polygon>
        <draw:polygon draw:style-name="gr3" draw:text-style-name="P4" draw:layer="layout" svg:width="7.934cm" svg:height="0.017cm" svg:x="7.129cm" svg:y="5.94cm" svg:viewBox="0 0 7935 18" draw:points="0,18 7935,18 7935,0 0,0">
          <text:p/>
        </draw:polygon>
        <draw:polygon draw:style-name="gr3" draw:text-style-name="P4" draw:layer="layout" svg:width="0.018cm" svg:height="0.017cm" svg:x="15.063cm" svg:y="5.94cm" svg:viewBox="0 0 19 18" draw:points="0,18 19,18 19,0 0,0">
          <text:p/>
        </draw:polygon>
        <draw:polygon draw:style-name="gr3" draw:text-style-name="P4" draw:layer="layout" svg:width="8.528cm" svg:height="0.017cm" svg:x="15.08cm" svg:y="5.94cm" svg:viewBox="0 0 8529 18" draw:points="0,18 8529,18 8529,0 0,0">
          <text:p/>
        </draw:polygon>
        <draw:polygon draw:style-name="gr3" draw:text-style-name="P4" draw:layer="layout" svg:width="0.017cm" svg:height="0.017cm" svg:x="23.608cm" svg:y="5.94cm" svg:viewBox="0 0 18 18" draw:points="0,18 18,18 18,0 0,0">
          <text:p/>
        </draw:polygon>
        <draw:polygon draw:style-name="gr3" draw:text-style-name="P4" draw:layer="layout" svg:width="0.017cm" svg:height="0.444cm" svg:x="7.112cm" svg:y="5.957cm" svg:viewBox="0 0 18 445" draw:points="0,445 18,445 18,0 0,0">
          <text:p/>
        </draw:polygon>
        <draw:polygon draw:style-name="gr3" draw:text-style-name="P4" draw:layer="layout" svg:width="0.017cm" svg:height="0.017cm" svg:x="7.112cm" svg:y="6.401cm" svg:viewBox="0 0 18 18" draw:points="0,18 18,18 18,0 0,0">
          <text:p/>
        </draw:polygon>
        <draw:polygon draw:style-name="gr3" draw:text-style-name="P4" draw:layer="layout" svg:width="0.017cm" svg:height="0.017cm" svg:x="7.112cm" svg:y="6.401cm" svg:viewBox="0 0 18 18" draw:points="0,18 18,18 18,0 0,0">
          <text:p/>
        </draw:polygon>
        <draw:polygon draw:style-name="gr3" draw:text-style-name="P4" draw:layer="layout" svg:width="7.934cm" svg:height="0.017cm" svg:x="7.129cm" svg:y="6.401cm" svg:viewBox="0 0 7935 18" draw:points="0,18 7935,18 7935,0 0,0">
          <text:p/>
        </draw:polygon>
        <draw:polygon draw:style-name="gr3" draw:text-style-name="P4" draw:layer="layout" svg:width="0.018cm" svg:height="0.444cm" svg:x="15.063cm" svg:y="5.957cm" svg:viewBox="0 0 19 445" draw:points="0,445 19,445 19,0 0,0">
          <text:p/>
        </draw:polygon>
        <draw:polygon draw:style-name="gr3" draw:text-style-name="P4" draw:layer="layout" svg:width="0.018cm" svg:height="0.017cm" svg:x="15.063cm" svg:y="6.401cm" svg:viewBox="0 0 19 18" draw:points="0,18 19,18 19,0 0,0">
          <text:p/>
        </draw:polygon>
        <draw:polygon draw:style-name="gr3" draw:text-style-name="P4" draw:layer="layout" svg:width="8.528cm" svg:height="0.017cm" svg:x="15.08cm" svg:y="6.401cm" svg:viewBox="0 0 8529 18" draw:points="0,18 8529,18 8529,0 0,0">
          <text:p/>
        </draw:polygon>
        <draw:polygon draw:style-name="gr3" draw:text-style-name="P4" draw:layer="layout" svg:width="0.017cm" svg:height="0.444cm" svg:x="23.608cm" svg:y="5.957cm" svg:viewBox="0 0 18 445" draw:points="0,445 18,445 18,0 0,0">
          <text:p/>
        </draw:polygon>
        <draw:polygon draw:style-name="gr3" draw:text-style-name="P4" draw:layer="layout" svg:width="0.017cm" svg:height="0.017cm" svg:x="23.608cm" svg:y="6.401cm" svg:viewBox="0 0 18 18" draw:points="0,18 18,18 18,0 0,0">
          <text:p/>
        </draw:polygon>
        <draw:polygon draw:style-name="gr3" draw:text-style-name="P4" draw:layer="layout" svg:width="0.017cm" svg:height="0.017cm" svg:x="23.608cm" svg:y="6.401cm" svg:viewBox="0 0 18 18" draw:points="0,18 18,18 18,0 0,0">
          <text:p/>
        </draw:polygon>
        <draw:frame draw:style-name="gr2" draw:text-style-name="P3" draw:layer="layout" svg:width="1.501cm" svg:height="0.433cm" svg:x="15.267cm" svg:y="5.969cm">
          <draw:text-box>
            <text:p text:style-name="P1"><text:span text:style-name="T3">4 Marks </text:span></text:p>
          </draw:text-box>
        </draw:frame>
        <draw:frame draw:style-name="gr2" draw:text-style-name="P3" draw:layer="layout" svg:width="0.388cm" svg:height="0.433cm" svg:x="2.54cm" svg:y="6.43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969cm" svg:height="0.433cm" svg:x="2.54cm" svg:y="7.197cm">
          <draw:text-box>
            <text:p text:style-name="P1"><text:span text:style-name="T2">Data Flow Diagrams: </text:span></text:p>
          </draw:text-box>
        </draw:frame>
        <draw:frame draw:style-name="gr2" draw:text-style-name="P3" draw:layer="layout" svg:width="25.444cm" svg:height="0.433cm" svg:x="2.54cm" svg:y="7.964cm">
          <draw:text-box>
            <text:p text:style-name="P1"><text:span text:style-name="T3">A Data Flow Diagram (DFD) is a traditional visual representation of the information flows within a system. A neat and clear DFD can depict the right </text:span></text:p>
          </draw:text-box>
        </draw:frame>
        <draw:frame draw:style-name="gr2" draw:text-style-name="P3" draw:layer="layout" svg:width="25.123cm" svg:height="0.433cm" svg:x="2.54cm" svg:y="8.446cm">
          <draw:text-box>
            <text:p text:style-name="P1"><text:span text:style-name="T3">amount of the system requirement graphically. It shows how data enters and leaves the system, what changes the information, and where data is </text:span></text:p>
          </draw:text-box>
        </draw:frame>
        <draw:frame draw:style-name="gr2" draw:text-style-name="P3" draw:layer="layout" svg:width="1.306cm" svg:height="0.433cm" svg:x="2.54cm" svg:y="8.925cm">
          <draw:text-box>
            <text:p text:style-name="P1"><text:span text:style-name="T3">stored. </text:span></text:p>
          </draw:text-box>
        </draw:frame>
        <draw:frame draw:style-name="gr2" draw:text-style-name="P3" draw:layer="layout" svg:width="0.388cm" svg:height="0.433cm" svg:x="2.54cm" svg:y="9.68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33cm" svg:x="2.54cm" svg:y="10.449cm">
          <draw:text-box>
            <text:p text:style-name="P1"><text:span text:style-name="T2"><text:s/></text:span></text:p>
          </draw:text-box>
        </draw:frame>
        <draw:path draw:style-name="gr4" draw:text-style-name="P5" draw:layer="layout" svg:width="3.08cm" svg:height="1.504cm" svg:x="10.888cm" svg:y="10.511cm" svg:viewBox="0 0 3081 1505" svg:d="M0 752c0-415 689-752 1540-752 850 0 1541 337 1541 752 0 417-691 753-1541 753-851 0-1540-336-1540-753z">
          <text:p/>
        </draw:path>
        <draw:polygon draw:style-name="gr5" draw:text-style-name="P5" draw:layer="layout" svg:width="2.303cm" svg:height="0.847cm" svg:x="11.287cm" svg:y="10.842cm" svg:viewBox="0 0 2304 848" draw:points="0,848 2304,848 2304,0 0,0">
          <text:p/>
        </draw:polygon>
        <draw:frame draw:style-name="gr2" draw:text-style-name="P3" draw:layer="layout" svg:width="0.388cm" svg:height="0.433cm" svg:x="7.621cm" svg:y="10.449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5.597cm" svg:height="2.044cm" svg:x="9.547cm" svg:y="13.146cm" svg:viewBox="0 0 5598 2045" draw:points="0,2045 5598,2045 5598,0 0,0">
          <text:p/>
        </draw:polygon>
        <draw:polygon draw:style-name="gr5" draw:text-style-name="P5" draw:layer="layout" svg:width="5.315cm" svg:height="1.598cm" svg:x="9.734cm" svg:y="13.427cm" svg:viewBox="0 0 5316 1599" draw:points="0,1599 5316,1599 5316,0 0,0">
          <text:p/>
        </draw:polygon>
        <draw:frame draw:style-name="gr6" draw:text-style-name="P6" draw:layer="layout" svg:width="1.602cm" svg:height="0.497cm" svg:x="11.55cm" svg:y="11.078cm">
          <draw:text-box>
            <text:p text:style-name="P1"><text:span text:style-name="T5"><text:s text:c="2"/></text:span><text:span text:style-name="T5">START </text:span></text:p>
          </draw:text-box>
        </draw:frame>
        <draw:frame draw:style-name="gr1" draw:text-style-name="P2" draw:layer="layout" svg:width="4.875cm" svg:height="0.425cm" svg:x="10.001cm" svg:y="13.651cm">
          <draw:text-box>
            <text:p text:style-name="P1"><text:span text:style-name="T6">IT CHECKS FOR THE SMOKE <text:s/></text:span></text:p>
          </draw:text-box>
        </draw:frame>
        <draw:polygon draw:style-name="gr4" draw:text-style-name="P5" draw:layer="layout" svg:width="4.607cm" svg:height="1.222cm" svg:x="10.158cm" svg:y="16.251cm" svg:viewBox="0 0 4608 1223" draw:points="0,1223 4608,1223 4608,0 0,0">
          <text:p/>
        </draw:polygon>
        <draw:polygon draw:style-name="gr5" draw:text-style-name="P5" draw:layer="layout" svg:width="4.233cm" svg:height="0.658cm" svg:x="10.322cm" svg:y="16.51cm" svg:viewBox="0 0 4234 659" draw:points="0,659 4234,659 4234,0 0,0">
          <text:p/>
        </draw:polygon>
        <draw:frame draw:style-name="gr1" draw:text-style-name="P2" draw:layer="layout" svg:width="4.379cm" svg:height="0.425cm" svg:x="10.001cm" svg:y="14.489cm">
          <draw:text-box>
            <text:p text:style-name="P1"><text:span text:style-name="T6">AND FIRE IN THE FOREST </text:span></text:p>
          </draw:text-box>
        </draw:frame>
        <draw:polygon draw:style-name="gr4" draw:text-style-name="P5" draw:layer="layout" svg:width="5.244cm" svg:height="2.211cm" svg:x="9.853cm" svg:y="18.462cm" svg:viewBox="0 0 5245 2212" draw:points="0,2212 5245,2212 5245,0 0,0">
          <text:p/>
        </draw:polygon>
        <draw:polygon draw:style-name="gr5" draw:text-style-name="P5" draw:layer="layout" svg:width="4.868cm" svg:height="1.764cm" svg:x="9.971cm" svg:y="18.672cm" svg:viewBox="0 0 4869 1765" draw:points="0,1765 4869,1765 4869,0 0,0">
          <text:p/>
        </draw:polygon>
        <draw:frame draw:style-name="gr2" draw:text-style-name="P3" draw:layer="layout" svg:width="3.067cm" svg:height="0.39cm" svg:x="10.585cm" svg:y="16.725cm">
          <draw:text-box>
            <text:p text:style-name="P1"><text:span text:style-name="T4"><text:s text:c="4"/></text:span><text:span text:style-name="T4">IMAGE DATASET </text:span></text:p>
          </draw:text-box>
        </draw:frame>
        <draw:frame draw:style-name="gr2" draw:text-style-name="P3" draw:layer="layout" svg:width="3.448cm" svg:height="0.39cm" svg:x="10.238cm" svg:y="18.888cm">
          <draw:text-box>
            <text:p text:style-name="P1"><text:span text:style-name="T4">CLASSIFICATION AND </text:span></text:p>
          </draw:text-box>
        </draw:frame>
        <draw:frame draw:style-name="gr2" draw:text-style-name="P3" draw:layer="layout" svg:width="4.422cm" svg:height="0.39cm" svg:x="10.238cm" svg:y="19.401cm">
          <draw:text-box>
            <text:p text:style-name="P1"><text:span text:style-name="T4">PREPROCESSING OF IMAGE </text:span></text:p>
          </draw:text-box>
        </draw:frame>
        <draw:path draw:style-name="gr3" draw:text-style-name="P4" draw:layer="layout" svg:width="0.212cm" svg:height="0.94cm" svg:x="12.239cm" svg:y="12.088cm" svg:viewBox="0 0 213 941" svg:d="M116 0v765h-19v-765zM213 729l-106 212-107-212z">
          <text:p/>
        </draw:path>
        <draw:path draw:style-name="gr3" draw:text-style-name="P4" draw:layer="layout" svg:width="0.212cm" svg:height="0.869cm" svg:x="12.237cm" svg:y="15.286cm" svg:viewBox="0 0 213 870" svg:d="M116 0v693h-19v-693zM213 658l-107 212-106-212z">
          <text:p/>
        </draw:path>
        <draw:path draw:style-name="gr3" draw:text-style-name="P4" draw:layer="layout" svg:width="0.212cm" svg:height="0.988cm" svg:x="12.144cm" svg:y="17.427cm" svg:viewBox="0 0 213 989" svg:d="M115 0v811h-18v-811zM213 776l-107 213-106-213z">
          <text:p/>
        </draw:path>
        <draw:frame draw:style-name="gr2" draw:text-style-name="P3" draw:layer="layout" svg:width="1.708cm" svg:height="0.39cm" svg:x="10.238cm" svg:y="19.909cm">
          <draw:text-box>
            <text:p text:style-name="P1"><text:span text:style-name="T4">DATASETS </text:span></text:p>
          </draw:text-box>
        </draw:frame>
      </draw:page>
      <draw:page draw:name="page2" draw:style-name="dp1" draw:master-page-name="master-page36">
        <draw:frame draw:style-name="gr2" draw:text-style-name="P3" draw:layer="layout" svg:width="0.388cm" svg:height="0.39cm" svg:x="2.54cm" svg:y="2.617cm">
          <draw:text-box>
            <text:p text:style-name="P1"><text:span text:style-name="T4"><text:s/></text:span></text:p>
          </draw:text-box>
        </draw:frame>
        <draw:polygon draw:style-name="gr4" draw:text-style-name="P5" draw:layer="layout" svg:width="5.262cm" svg:height="4.204cm" svg:x="9.879cm" svg:y="1.248cm" svg:viewBox="0 0 5263 4205" draw:points="0,2103 2631,0 5263,2103 2631,4205">
          <text:p/>
        </draw:polygon>
        <draw:polygon draw:style-name="gr5" draw:text-style-name="P5" draw:layer="layout" svg:width="3.151cm" svg:height="1.27cm" svg:x="10.84cm" svg:y="2.559cm" svg:viewBox="0 0 3152 1271" draw:points="0,1271 3152,1271 3152,0 0,0">
          <text:p/>
        </draw:polygon>
        <draw:frame draw:style-name="gr2" draw:text-style-name="P3" draw:layer="layout" svg:width="0.388cm" svg:height="0.433cm" svg:x="2.54cm" svg:y="3.34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58cm" svg:height="0.39cm" svg:x="11.106cm" svg:y="2.774cm">
          <draw:text-box>
            <text:p text:style-name="P1"><text:span text:style-name="T4">FIRE OR SMOKE </text:span></text:p>
          </draw:text-box>
        </draw:frame>
        <draw:polygon draw:style-name="gr4" draw:text-style-name="P5" draw:layer="layout" svg:width="4.843cm" svg:height="2.633cm" svg:x="10.158cm" svg:y="6.584cm" svg:viewBox="0 0 4844 2634" draw:points="0,2634 4844,2634 4844,0 0,0">
          <text:p/>
        </draw:polygon>
        <draw:polygon draw:style-name="gr5" draw:text-style-name="P5" draw:layer="layout" svg:width="4.304cm" svg:height="2.351cm" svg:x="10.44cm" svg:y="6.771cm" svg:viewBox="0 0 4305 2352" draw:points="0,2352 4305,2352 4305,0 0,0">
          <text:p/>
        </draw:polygon>
        <draw:frame draw:style-name="gr2" draw:text-style-name="P3" draw:layer="layout" svg:width="1.733cm" svg:height="0.39cm" svg:x="11.106cm" svg:y="3.282cm">
          <draw:text-box>
            <text:p text:style-name="P1"><text:span text:style-name="T4">DETECTED </text:span></text:p>
          </draw:text-box>
        </draw:frame>
        <draw:frame draw:style-name="gr2" draw:text-style-name="P3" draw:layer="layout" svg:width="3.66cm" svg:height="0.39cm" svg:x="10.704cm" svg:y="6.987cm">
          <draw:text-box>
            <text:p text:style-name="P1"><text:span text:style-name="T4">INITIATES ALARM AND </text:span></text:p>
          </draw:text-box>
        </draw:frame>
        <draw:frame draw:style-name="gr2" draw:text-style-name="P3" draw:layer="layout" svg:width="2.199cm" svg:height="0.39cm" svg:x="10.704cm" svg:y="7.495cm">
          <draw:text-box>
            <text:p text:style-name="P1"><text:span text:style-name="T4">SEND ALARM </text:span></text:p>
          </draw:text-box>
        </draw:frame>
        <draw:frame draw:style-name="gr2" draw:text-style-name="P3" draw:layer="layout" svg:width="3.058cm" svg:height="0.39cm" svg:x="10.704cm" svg:y="8.007cm">
          <draw:text-box>
            <text:p text:style-name="P1"><text:span text:style-name="T4">MESSAGES TO THE </text:span></text:p>
          </draw:text-box>
        </draw:frame>
        <draw:path draw:style-name="gr3" draw:text-style-name="P4" draw:layer="layout" svg:width="0.212cm" svg:height="0.734cm" svg:x="12.396cm" svg:y="0.304cm" svg:viewBox="0 0 213 735" svg:d="M99 0l17 559h-17l-18-558zM213 521l-100 214-113-208z">
          <text:p/>
        </draw:path>
        <draw:path draw:style-name="gr3" draw:text-style-name="P4" draw:layer="layout" svg:width="0.211cm" svg:height="0.94cm" svg:x="12.363cm" svg:y="5.596cm" svg:viewBox="0 0 212 941" svg:d="M97 0l18 765h-17l-19-765zM212 727l-101 214-111-209z">
          <text:p/>
        </draw:path>
        <draw:path draw:style-name="gr3" draw:text-style-name="P4" draw:layer="layout" svg:width="0.212cm" svg:height="1.081cm" svg:x="12.498cm" svg:y="9.288cm" svg:viewBox="0 0 213 1082" svg:d="M116 0v905h-18v-905zM213 869l-106 213-107-213z">
          <text:p/>
        </draw:path>
        <draw:polygon draw:style-name="gr4" draw:text-style-name="P5" draw:layer="layout" svg:width="4.372cm" svg:height="1.576cm" svg:x="10.511cm" svg:y="10.441cm" svg:viewBox="0 0 4373 1577" draw:points="0,1577 4373,1577 4373,0 0,0">
          <text:p/>
        </draw:polygon>
        <draw:polygon draw:style-name="gr5" draw:text-style-name="P5" draw:layer="layout" svg:width="3.974cm" svg:height="0.869cm" svg:x="10.653cm" svg:y="10.724cm" svg:viewBox="0 0 3975 870" draw:points="0,870 3975,870 3975,0 0,0">
          <text:p/>
        </draw:polygon>
        <draw:frame draw:style-name="gr2" draw:text-style-name="P3" draw:layer="layout" svg:width="2.373cm" svg:height="0.39cm" svg:x="10.704cm" svg:y="8.519cm">
          <draw:text-box>
            <text:p text:style-name="P1"><text:span text:style-name="T4">BASE STATION </text:span></text:p>
          </draw:text-box>
        </draw:frame>
        <draw:path draw:style-name="gr3" draw:text-style-name="P4" draw:layer="layout" svg:width="0.211cm" svg:height="1.129cm" svg:x="12.594cm" svg:y="12.039cm" svg:viewBox="0 0 212 1130" svg:d="M114 0v954h-17v-954zM212 918l-106 212-106-212z">
          <text:p/>
        </draw:path>
        <draw:path draw:style-name="gr4" draw:text-style-name="P5" draw:layer="layout" svg:width="2.633cm" svg:height="1.245cm" svg:x="11.428cm" svg:y="13.357cm" svg:viewBox="0 0 2634 1246" svg:d="M0 623c0-344 590-623 1317-623 728 0 1317 279 1317 623 0 345-589 623-1317 623-727 0-1317-278-1317-623z">
          <text:p/>
        </draw:path>
        <draw:polygon draw:style-name="gr5" draw:text-style-name="P5" draw:layer="layout" svg:width="1.787cm" svg:height="0.658cm" svg:x="11.992cm" svg:y="13.615cm" svg:viewBox="0 0 1788 659" draw:points="0,659 1788,659 1788,0 0,0">
          <text:p/>
        </draw:polygon>
        <draw:frame draw:style-name="gr2" draw:text-style-name="P3" draw:layer="layout" svg:width="2.923cm" svg:height="0.39cm" svg:x="10.928cm" svg:y="10.95cm">
          <draw:text-box>
            <text:p text:style-name="P1"><text:span text:style-name="T4"><text:s text:c="6"/></text:span><text:span text:style-name="T4">SHOW RESULT </text:span></text:p>
          </draw:text-box>
        </draw:frame>
        <draw:frame draw:style-name="gr2" draw:text-style-name="P3" draw:layer="layout" svg:width="1.01cm" svg:height="0.39cm" svg:x="12.266cm" svg:y="13.837cm">
          <draw:text-box>
            <text:p text:style-name="P1"><text:span text:style-name="T4"><text:s/></text:span><text:span text:style-name="T4">STOP </text:span></text:p>
          </draw:text-box>
        </draw:frame>
      </draw:page>
      <draw:page draw:name="page3" draw:style-name="dp1" draw:master-page-name="master-page3">
        <draw:frame draw:style-name="gr2" draw:text-style-name="P3" draw:layer="layout" svg:width="2.407cm" svg:height="0.433cm" svg:x="2.54cm" svg:y="2.552cm">
          <draw:text-box>
            <text:p text:style-name="P1"><text:span text:style-name="T2">User Stories </text:span></text:p>
          </draw:text-box>
        </draw:frame>
        <draw:frame draw:style-name="gr2" draw:text-style-name="P3" draw:layer="layout" svg:width="11.212cm" svg:height="0.433cm" svg:x="2.54cm" svg:y="3.314cm">
          <draw:text-box>
            <text:p text:style-name="P1"><text:span text:style-name="T3">Use the below template to list all the user stories for the product. </text:span></text:p>
          </draw:text-box>
        </draw:frame>
        <draw:frame draw:style-name="gr7" draw:text-style-name="P7" draw:layer="layout" svg:width="1.797cm" svg:height="0.395cm" svg:x="2.739cm" svg:y="4.098cm">
          <draw:text-box>
            <text:p text:style-name="P1"><text:span text:style-name="T7">User Type </text:span></text:p>
          </draw:text-box>
        </draw:frame>
        <draw:frame draw:style-name="gr7" draw:text-style-name="P7" draw:layer="layout" svg:width="1.882cm" svg:height="0.395cm" svg:x="5.682cm" svg:y="4.098cm">
          <draw:text-box>
            <text:p text:style-name="P1"><text:span text:style-name="T7">Functional </text:span></text:p>
          </draw:text-box>
        </draw:frame>
        <draw:frame draw:style-name="gr7" draw:text-style-name="P7" draw:layer="layout" svg:width="2.25cm" svg:height="0.395cm" svg:x="5.682cm" svg:y="4.504cm">
          <draw:text-box>
            <text:p text:style-name="P1"><text:span text:style-name="T7">Requirement </text:span></text:p>
          </draw:text-box>
        </draw:frame>
        <draw:frame draw:style-name="gr7" draw:text-style-name="P7" draw:layer="layout" svg:width="1.077cm" svg:height="0.395cm" svg:x="5.682cm" svg:y="4.907cm">
          <draw:text-box>
            <text:p text:style-name="P1"><text:span text:style-name="T7">(Epic) </text:span></text:p>
          </draw:text-box>
        </draw:frame>
        <draw:frame draw:style-name="gr7" draw:text-style-name="P7" draw:layer="layout" svg:width="1.873cm" svg:height="0.395cm" svg:x="8.946cm" svg:y="4.098cm">
          <draw:text-box>
            <text:p text:style-name="P1"><text:span text:style-name="T7">User Story </text:span></text:p>
          </draw:text-box>
        </draw:frame>
        <draw:frame draw:style-name="gr7" draw:text-style-name="P7" draw:layer="layout" svg:width="1.429cm" svg:height="0.395cm" svg:x="8.946cm" svg:y="4.504cm">
          <draw:text-box>
            <text:p text:style-name="P1"><text:span text:style-name="T7">Number </text:span></text:p>
          </draw:text-box>
        </draw:frame>
        <draw:frame draw:style-name="gr7" draw:text-style-name="P7" draw:layer="layout" svg:width="2.965cm" svg:height="0.395cm" svg:x="11.254cm" svg:y="4.098cm">
          <draw:text-box>
            <text:p text:style-name="P1"><text:span text:style-name="T7">User Story / Task </text:span></text:p>
          </draw:text-box>
        </draw:frame>
        <draw:frame draw:style-name="gr7" draw:text-style-name="P7" draw:layer="layout" svg:width="3.435cm" svg:height="0.395cm" svg:x="18.887cm" svg:y="4.098cm">
          <draw:text-box>
            <text:p text:style-name="P1"><text:span text:style-name="T7">Acceptance criteria <text:s/></text:span></text:p>
          </draw:text-box>
        </draw:frame>
        <draw:frame draw:style-name="gr7" draw:text-style-name="P7" draw:layer="layout" svg:width="1.327cm" svg:height="0.395cm" svg:x="23.469cm" svg:y="4.098cm">
          <draw:text-box>
            <text:p text:style-name="P1"><text:span text:style-name="T7">Priority </text:span></text:p>
          </draw:text-box>
        </draw:frame>
        <draw:polygon draw:style-name="gr3" draw:text-style-name="P4" draw:layer="layout" svg:width="0.016cm" svg:height="0.017cm" svg:x="2.54cm" svg:y="4.068cm" svg:viewBox="0 0 17 18" draw:points="0,18 17,18 17,0 0,0">
          <text:p/>
        </draw:polygon>
        <draw:polygon draw:style-name="gr3" draw:text-style-name="P4" draw:layer="layout" svg:width="0.016cm" svg:height="0.017cm" svg:x="2.54cm" svg:y="4.068cm" svg:viewBox="0 0 17 18" draw:points="0,18 17,18 17,0 0,0">
          <text:p/>
        </draw:polygon>
        <draw:polygon draw:style-name="gr3" draw:text-style-name="P4" draw:layer="layout" svg:width="2.927cm" svg:height="0.017cm" svg:x="2.556cm" svg:y="4.068cm" svg:viewBox="0 0 2928 18" draw:points="0,18 2928,18 2928,0 0,0">
          <text:p/>
        </draw:polygon>
        <draw:polygon draw:style-name="gr3" draw:text-style-name="P4" draw:layer="layout" svg:width="0.017cm" svg:height="0.017cm" svg:x="5.482cm" svg:y="4.068cm" svg:viewBox="0 0 18 18" draw:points="0,18 18,18 18,0 0,0">
          <text:p/>
        </draw:polygon>
        <draw:polygon draw:style-name="gr3" draw:text-style-name="P4" draw:layer="layout" svg:width="3.247cm" svg:height="0.017cm" svg:x="5.499cm" svg:y="4.068cm" svg:viewBox="0 0 3248 18" draw:points="0,18 3248,18 3248,0 0,0">
          <text:p/>
        </draw:polygon>
        <draw:polygon draw:style-name="gr3" draw:text-style-name="P4" draw:layer="layout" svg:width="0.017cm" svg:height="0.017cm" svg:x="8.746cm" svg:y="4.068cm" svg:viewBox="0 0 18 18" draw:points="0,18 18,18 18,0 0,0">
          <text:p/>
        </draw:polygon>
        <draw:polygon draw:style-name="gr3" draw:text-style-name="P4" draw:layer="layout" svg:width="2.291cm" svg:height="0.017cm" svg:x="8.763cm" svg:y="4.068cm" svg:viewBox="0 0 2292 18" draw:points="0,18 2292,18 2292,0 0,0">
          <text:p/>
        </draw:polygon>
        <draw:polygon draw:style-name="gr3" draw:text-style-name="P4" draw:layer="layout" svg:width="0.017cm" svg:height="0.017cm" svg:x="11.054cm" svg:y="4.068cm" svg:viewBox="0 0 18 18" draw:points="0,18 18,18 18,0 0,0">
          <text:p/>
        </draw:polygon>
        <draw:polygon draw:style-name="gr3" draw:text-style-name="P4" draw:layer="layout" svg:width="7.617cm" svg:height="0.017cm" svg:x="11.071cm" svg:y="4.068cm" svg:viewBox="0 0 7618 18" draw:points="0,18 7618,18 7618,0 0,0">
          <text:p/>
        </draw:polygon>
        <draw:polygon draw:style-name="gr3" draw:text-style-name="P4" draw:layer="layout" svg:width="0.017cm" svg:height="0.017cm" svg:x="18.688cm" svg:y="4.068cm" svg:viewBox="0 0 18 18" draw:points="0,18 18,18 18,0 0,0">
          <text:p/>
        </draw:polygon>
        <draw:polygon draw:style-name="gr3" draw:text-style-name="P4" draw:layer="layout" svg:width="4.564cm" svg:height="0.017cm" svg:x="18.705cm" svg:y="4.068cm" svg:viewBox="0 0 4565 18" draw:points="0,18 4565,18 4565,0 0,0">
          <text:p/>
        </draw:polygon>
        <draw:polygon draw:style-name="gr3" draw:text-style-name="P4" draw:layer="layout" svg:width="0.017cm" svg:height="0.017cm" svg:x="23.269cm" svg:y="4.068cm" svg:viewBox="0 0 18 18" draw:points="0,18 18,18 18,0 0,0">
          <text:p/>
        </draw:polygon>
        <draw:polygon draw:style-name="gr3" draw:text-style-name="P4" draw:layer="layout" svg:width="2.405cm" svg:height="0.017cm" svg:x="23.286cm" svg:y="4.068cm" svg:viewBox="0 0 2406 18" draw:points="0,18 2406,18 2406,0 0,0">
          <text:p/>
        </draw:polygon>
        <draw:polygon draw:style-name="gr3" draw:text-style-name="P4" draw:layer="layout" svg:width="0.017cm" svg:height="0.017cm" svg:x="25.691cm" svg:y="4.068cm" svg:viewBox="0 0 18 18" draw:points="0,18 18,18 18,0 0,0">
          <text:p/>
        </draw:polygon>
        <draw:polygon draw:style-name="gr3" draw:text-style-name="P4" draw:layer="layout" svg:width="2.409cm" svg:height="0.017cm" svg:x="25.708cm" svg:y="4.068cm" svg:viewBox="0 0 2410 18" draw:points="0,18 2410,18 2410,0 0,0">
          <text:p/>
        </draw:polygon>
        <draw:polygon draw:style-name="gr3" draw:text-style-name="P4" draw:layer="layout" svg:width="0.017cm" svg:height="0.017cm" svg:x="28.117cm" svg:y="4.068cm" svg:viewBox="0 0 18 18" draw:points="0,18 18,18 18,0 0,0">
          <text:p/>
        </draw:polygon>
        <draw:polygon draw:style-name="gr3" draw:text-style-name="P4" draw:layer="layout" svg:width="0.017cm" svg:height="0.017cm" svg:x="28.117cm" svg:y="4.068cm" svg:viewBox="0 0 18 18" draw:points="0,18 18,18 18,0 0,0">
          <text:p/>
        </draw:polygon>
        <draw:polygon draw:style-name="gr3" draw:text-style-name="P4" draw:layer="layout" svg:width="0.016cm" svg:height="1.215cm" svg:x="2.54cm" svg:y="4.085cm" svg:viewBox="0 0 17 1216" draw:points="0,1216 17,1216 17,0 0,0">
          <text:p/>
        </draw:polygon>
        <draw:polygon draw:style-name="gr3" draw:text-style-name="P4" draw:layer="layout" svg:width="0.017cm" svg:height="1.215cm" svg:x="5.482cm" svg:y="4.085cm" svg:viewBox="0 0 18 1216" draw:points="0,1216 18,1216 18,0 0,0">
          <text:p/>
        </draw:polygon>
        <draw:polygon draw:style-name="gr3" draw:text-style-name="P4" draw:layer="layout" svg:width="0.017cm" svg:height="1.215cm" svg:x="8.746cm" svg:y="4.085cm" svg:viewBox="0 0 18 1216" draw:points="0,1216 18,1216 18,0 0,0">
          <text:p/>
        </draw:polygon>
        <draw:polygon draw:style-name="gr3" draw:text-style-name="P4" draw:layer="layout" svg:width="0.017cm" svg:height="1.215cm" svg:x="11.054cm" svg:y="4.085cm" svg:viewBox="0 0 18 1216" draw:points="0,1216 18,1216 18,0 0,0">
          <text:p/>
        </draw:polygon>
        <draw:polygon draw:style-name="gr3" draw:text-style-name="P4" draw:layer="layout" svg:width="0.017cm" svg:height="1.215cm" svg:x="18.688cm" svg:y="4.085cm" svg:viewBox="0 0 18 1216" draw:points="0,1216 18,1216 18,0 0,0">
          <text:p/>
        </draw:polygon>
        <draw:polygon draw:style-name="gr3" draw:text-style-name="P4" draw:layer="layout" svg:width="0.017cm" svg:height="1.215cm" svg:x="23.269cm" svg:y="4.085cm" svg:viewBox="0 0 18 1216" draw:points="0,1216 18,1216 18,0 0,0">
          <text:p/>
        </draw:polygon>
        <draw:polygon draw:style-name="gr3" draw:text-style-name="P4" draw:layer="layout" svg:width="0.017cm" svg:height="1.215cm" svg:x="25.691cm" svg:y="4.085cm" svg:viewBox="0 0 18 1216" draw:points="0,1216 18,1216 18,0 0,0">
          <text:p/>
        </draw:polygon>
        <draw:polygon draw:style-name="gr3" draw:text-style-name="P4" draw:layer="layout" svg:width="0.017cm" svg:height="1.215cm" svg:x="28.117cm" svg:y="4.085cm" svg:viewBox="0 0 18 1216" draw:points="0,1216 18,1216 18,0 0,0">
          <text:p/>
        </draw:polygon>
        <draw:frame draw:style-name="gr7" draw:text-style-name="P7" draw:layer="layout" svg:width="1.424cm" svg:height="0.395cm" svg:x="25.89cm" svg:y="4.098cm">
          <draw:text-box>
            <text:p text:style-name="P1"><text:span text:style-name="T7">Release </text:span></text:p>
          </draw:text-box>
        </draw:frame>
        <draw:frame draw:style-name="gr7" draw:text-style-name="P7" draw:layer="layout" svg:width="1.623cm" svg:height="0.395cm" svg:x="2.739cm" svg:y="5.33cm">
          <draw:text-box>
            <text:p text:style-name="P1"><text:span text:style-name="T8">Customer </text:span></text:p>
          </draw:text-box>
        </draw:frame>
        <draw:frame draw:style-name="gr7" draw:text-style-name="P7" draw:layer="layout" svg:width="2.148cm" svg:height="0.395cm" svg:x="2.739cm" svg:y="5.736cm">
          <draw:text-box>
            <text:p text:style-name="P1"><text:span text:style-name="T8">(Mobile user) </text:span></text:p>
          </draw:text-box>
        </draw:frame>
        <draw:frame draw:style-name="gr7" draw:text-style-name="P7" draw:layer="layout" svg:width="1.971cm" svg:height="0.395cm" svg:x="5.682cm" svg:y="5.33cm">
          <draw:text-box>
            <text:p text:style-name="P1"><text:span text:style-name="T8">Registration </text:span></text:p>
          </draw:text-box>
        </draw:frame>
        <draw:frame draw:style-name="gr7" draw:text-style-name="P7" draw:layer="layout" svg:width="1.153cm" svg:height="0.395cm" svg:x="8.946cm" svg:y="5.33cm">
          <draw:text-box>
            <text:p text:style-name="P1"><text:span text:style-name="T8">USN-1 </text:span></text:p>
          </draw:text-box>
        </draw:frame>
        <draw:frame draw:style-name="gr7" draw:text-style-name="P7" draw:layer="layout" svg:width="7.144cm" svg:height="0.395cm" svg:x="11.254cm" svg:y="5.33cm">
          <draw:text-box>
            <text:p text:style-name="P1"><text:span text:style-name="T8">As a user, I can register for the application by </text:span></text:p>
          </draw:text-box>
        </draw:frame>
        <draw:frame draw:style-name="gr7" draw:text-style-name="P7" draw:layer="layout" svg:width="7.059cm" svg:height="0.395cm" svg:x="11.254cm" svg:y="5.736cm">
          <draw:text-box>
            <text:p text:style-name="P1"><text:span text:style-name="T8">entering my email, password, and confirming </text:span></text:p>
          </draw:text-box>
        </draw:frame>
        <draw:frame draw:style-name="gr7" draw:text-style-name="P7" draw:layer="layout" svg:width="2.271cm" svg:height="0.395cm" svg:x="11.254cm" svg:y="6.143cm">
          <draw:text-box>
            <text:p text:style-name="P1"><text:span text:style-name="T8">my password. </text:span></text:p>
          </draw:text-box>
        </draw:frame>
        <draw:frame draw:style-name="gr7" draw:text-style-name="P7" draw:layer="layout" svg:width="4.151cm" svg:height="0.395cm" svg:x="18.887cm" svg:y="5.33cm">
          <draw:text-box>
            <text:p text:style-name="P1"><text:span text:style-name="T8">I can access my account / </text:span></text:p>
          </draw:text-box>
        </draw:frame>
        <draw:frame draw:style-name="gr7" draw:text-style-name="P7" draw:layer="layout" svg:width="1.759cm" svg:height="0.395cm" svg:x="18.887cm" svg:y="5.736cm">
          <draw:text-box>
            <text:p text:style-name="P1"><text:span text:style-name="T8">dashboard </text:span></text:p>
          </draw:text-box>
        </draw:frame>
        <draw:frame draw:style-name="gr7" draw:text-style-name="P7" draw:layer="layout" svg:width="0.819cm" svg:height="0.395cm" svg:x="23.469cm" svg:y="5.33cm">
          <draw:text-box>
            <text:p text:style-name="P1"><text:span text:style-name="T8">High </text:span></text:p>
          </draw:text-box>
        </draw:frame>
        <draw:polygon draw:style-name="gr3" draw:text-style-name="P4" draw:layer="layout" svg:width="0.016cm" svg:height="0.017cm" svg:x="2.54cm" svg:y="5.3cm" svg:viewBox="0 0 17 18" draw:points="0,18 17,18 17,0 0,0">
          <text:p/>
        </draw:polygon>
        <draw:polygon draw:style-name="gr3" draw:text-style-name="P4" draw:layer="layout" svg:width="2.927cm" svg:height="0.017cm" svg:x="2.556cm" svg:y="5.3cm" svg:viewBox="0 0 2928 18" draw:points="0,18 2928,18 2928,0 0,0">
          <text:p/>
        </draw:polygon>
        <draw:polygon draw:style-name="gr3" draw:text-style-name="P4" draw:layer="layout" svg:width="0.017cm" svg:height="0.017cm" svg:x="5.482cm" svg:y="5.3cm" svg:viewBox="0 0 18 18" draw:points="0,18 18,18 18,0 0,0">
          <text:p/>
        </draw:polygon>
        <draw:polygon draw:style-name="gr3" draw:text-style-name="P4" draw:layer="layout" svg:width="3.247cm" svg:height="0.017cm" svg:x="5.499cm" svg:y="5.3cm" svg:viewBox="0 0 3248 18" draw:points="0,18 3248,18 3248,0 0,0">
          <text:p/>
        </draw:polygon>
        <draw:polygon draw:style-name="gr3" draw:text-style-name="P4" draw:layer="layout" svg:width="0.017cm" svg:height="0.017cm" svg:x="8.746cm" svg:y="5.3cm" svg:viewBox="0 0 18 18" draw:points="0,18 18,18 18,0 0,0">
          <text:p/>
        </draw:polygon>
        <draw:polygon draw:style-name="gr3" draw:text-style-name="P4" draw:layer="layout" svg:width="2.291cm" svg:height="0.017cm" svg:x="8.763cm" svg:y="5.3cm" svg:viewBox="0 0 2292 18" draw:points="0,18 2292,18 2292,0 0,0">
          <text:p/>
        </draw:polygon>
        <draw:polygon draw:style-name="gr3" draw:text-style-name="P4" draw:layer="layout" svg:width="0.017cm" svg:height="0.017cm" svg:x="11.054cm" svg:y="5.3cm" svg:viewBox="0 0 18 18" draw:points="0,18 18,18 18,0 0,0">
          <text:p/>
        </draw:polygon>
        <draw:polygon draw:style-name="gr3" draw:text-style-name="P4" draw:layer="layout" svg:width="7.617cm" svg:height="0.017cm" svg:x="11.071cm" svg:y="5.3cm" svg:viewBox="0 0 7618 18" draw:points="0,18 7618,18 7618,0 0,0">
          <text:p/>
        </draw:polygon>
        <draw:polygon draw:style-name="gr3" draw:text-style-name="P4" draw:layer="layout" svg:width="0.017cm" svg:height="0.017cm" svg:x="18.688cm" svg:y="5.3cm" svg:viewBox="0 0 18 18" draw:points="0,18 18,18 18,0 0,0">
          <text:p/>
        </draw:polygon>
        <draw:polygon draw:style-name="gr3" draw:text-style-name="P4" draw:layer="layout" svg:width="4.564cm" svg:height="0.017cm" svg:x="18.705cm" svg:y="5.3cm" svg:viewBox="0 0 4565 18" draw:points="0,18 4565,18 4565,0 0,0">
          <text:p/>
        </draw:polygon>
        <draw:polygon draw:style-name="gr3" draw:text-style-name="P4" draw:layer="layout" svg:width="0.017cm" svg:height="0.017cm" svg:x="23.269cm" svg:y="5.3cm" svg:viewBox="0 0 18 18" draw:points="0,18 18,18 18,0 0,0">
          <text:p/>
        </draw:polygon>
        <draw:polygon draw:style-name="gr3" draw:text-style-name="P4" draw:layer="layout" svg:width="2.405cm" svg:height="0.017cm" svg:x="23.286cm" svg:y="5.3cm" svg:viewBox="0 0 2406 18" draw:points="0,18 2406,18 2406,0 0,0">
          <text:p/>
        </draw:polygon>
        <draw:polygon draw:style-name="gr3" draw:text-style-name="P4" draw:layer="layout" svg:width="0.017cm" svg:height="0.017cm" svg:x="25.691cm" svg:y="5.3cm" svg:viewBox="0 0 18 18" draw:points="0,18 18,18 18,0 0,0">
          <text:p/>
        </draw:polygon>
        <draw:polygon draw:style-name="gr3" draw:text-style-name="P4" draw:layer="layout" svg:width="2.409cm" svg:height="0.017cm" svg:x="25.708cm" svg:y="5.3cm" svg:viewBox="0 0 2410 18" draw:points="0,18 2410,18 2410,0 0,0">
          <text:p/>
        </draw:polygon>
        <draw:polygon draw:style-name="gr3" draw:text-style-name="P4" draw:layer="layout" svg:width="0.017cm" svg:height="0.017cm" svg:x="28.117cm" svg:y="5.3cm" svg:viewBox="0 0 18 18" draw:points="0,18 18,18 18,0 0,0">
          <text:p/>
        </draw:polygon>
        <draw:polygon draw:style-name="gr3" draw:text-style-name="P4" draw:layer="layout" svg:width="0.016cm" svg:height="1.221cm" svg:x="2.54cm" svg:y="5.317cm" svg:viewBox="0 0 17 1222" draw:points="0,1222 17,1222 17,0 0,0">
          <text:p/>
        </draw:polygon>
        <draw:polygon draw:style-name="gr3" draw:text-style-name="P4" draw:layer="layout" svg:width="0.017cm" svg:height="1.221cm" svg:x="5.482cm" svg:y="5.317cm" svg:viewBox="0 0 18 1222" draw:points="0,1222 18,1222 18,0 0,0">
          <text:p/>
        </draw:polygon>
        <draw:polygon draw:style-name="gr3" draw:text-style-name="P4" draw:layer="layout" svg:width="0.017cm" svg:height="1.221cm" svg:x="8.746cm" svg:y="5.317cm" svg:viewBox="0 0 18 1222" draw:points="0,1222 18,1222 18,0 0,0">
          <text:p/>
        </draw:polygon>
        <draw:polygon draw:style-name="gr3" draw:text-style-name="P4" draw:layer="layout" svg:width="0.017cm" svg:height="1.221cm" svg:x="11.054cm" svg:y="5.317cm" svg:viewBox="0 0 18 1222" draw:points="0,1222 18,1222 18,0 0,0">
          <text:p/>
        </draw:polygon>
        <draw:polygon draw:style-name="gr3" draw:text-style-name="P4" draw:layer="layout" svg:width="0.017cm" svg:height="1.221cm" svg:x="18.688cm" svg:y="5.317cm" svg:viewBox="0 0 18 1222" draw:points="0,1222 18,1222 18,0 0,0">
          <text:p/>
        </draw:polygon>
        <draw:polygon draw:style-name="gr3" draw:text-style-name="P4" draw:layer="layout" svg:width="0.017cm" svg:height="1.221cm" svg:x="23.269cm" svg:y="5.317cm" svg:viewBox="0 0 18 1222" draw:points="0,1222 18,1222 18,0 0,0">
          <text:p/>
        </draw:polygon>
        <draw:polygon draw:style-name="gr3" draw:text-style-name="P4" draw:layer="layout" svg:width="0.017cm" svg:height="1.221cm" svg:x="25.691cm" svg:y="5.317cm" svg:viewBox="0 0 18 1222" draw:points="0,1222 18,1222 18,0 0,0">
          <text:p/>
        </draw:polygon>
        <draw:polygon draw:style-name="gr3" draw:text-style-name="P4" draw:layer="layout" svg:width="0.017cm" svg:height="1.221cm" svg:x="28.117cm" svg:y="5.317cm" svg:viewBox="0 0 18 1222" draw:points="0,1222 18,1222 18,0 0,0">
          <text:p/>
        </draw:polygon>
        <draw:frame draw:style-name="gr7" draw:text-style-name="P7" draw:layer="layout" svg:width="1.327cm" svg:height="0.395cm" svg:x="25.89cm" svg:y="5.33cm">
          <draw:text-box>
            <text:p text:style-name="P1"><text:span text:style-name="T8">Sprint-1 </text:span></text:p>
          </draw:text-box>
        </draw:frame>
        <draw:frame draw:style-name="gr7" draw:text-style-name="P7" draw:layer="layout" svg:width="0.35cm" svg:height="0.395cm" svg:x="2.739cm" svg:y="6.567cm">
          <draw:text-box>
            <text:p text:style-name="P1"><text:span text:style-name="T8"><text:s/></text:span></text:p>
          </draw:text-box>
        </draw:frame>
        <draw:frame draw:style-name="gr7" draw:text-style-name="P7" draw:layer="layout" svg:width="0.35cm" svg:height="0.395cm" svg:x="5.682cm" svg:y="6.567cm">
          <draw:text-box>
            <text:p text:style-name="P1"><text:span text:style-name="T8"><text:s/></text:span></text:p>
          </draw:text-box>
        </draw:frame>
        <draw:frame draw:style-name="gr7" draw:text-style-name="P7" draw:layer="layout" svg:width="1.153cm" svg:height="0.395cm" svg:x="8.946cm" svg:y="6.567cm">
          <draw:text-box>
            <text:p text:style-name="P1"><text:span text:style-name="T8">USN-2 </text:span></text:p>
          </draw:text-box>
        </draw:frame>
        <draw:frame draw:style-name="gr7" draw:text-style-name="P7" draw:layer="layout" svg:width="6.627cm" svg:height="0.395cm" svg:x="11.254cm" svg:y="6.567cm">
          <draw:text-box>
            <text:p text:style-name="P1"><text:span text:style-name="T8">As a user, I will receive confirmation email </text:span></text:p>
          </draw:text-box>
        </draw:frame>
        <draw:frame draw:style-name="gr7" draw:text-style-name="P7" draw:layer="layout" svg:width="6.437cm" svg:height="0.395cm" svg:x="11.254cm" svg:y="6.974cm">
          <draw:text-box>
            <text:p text:style-name="P1"><text:span text:style-name="T8">once I have registered for the application </text:span></text:p>
          </draw:text-box>
        </draw:frame>
        <draw:frame draw:style-name="gr7" draw:text-style-name="P7" draw:layer="layout" svg:width="4.1cm" svg:height="0.395cm" svg:x="18.887cm" svg:y="6.567cm">
          <draw:text-box>
            <text:p text:style-name="P1"><text:span text:style-name="T8">I can receive confirmation </text:span></text:p>
          </draw:text-box>
        </draw:frame>
        <draw:frame draw:style-name="gr7" draw:text-style-name="P7" draw:layer="layout" svg:width="3.296cm" svg:height="0.395cm" svg:x="18.887cm" svg:y="6.974cm">
          <draw:text-box>
            <text:p text:style-name="P1"><text:span text:style-name="T8">email &amp; click confirm </text:span></text:p>
          </draw:text-box>
        </draw:frame>
        <draw:frame draw:style-name="gr7" draw:text-style-name="P7" draw:layer="layout" svg:width="0.819cm" svg:height="0.395cm" svg:x="23.469cm" svg:y="6.567cm">
          <draw:text-box>
            <text:p text:style-name="P1"><text:span text:style-name="T8">High </text:span></text:p>
          </draw:text-box>
        </draw:frame>
        <draw:polygon draw:style-name="gr3" draw:text-style-name="P4" draw:layer="layout" svg:width="0.016cm" svg:height="0.016cm" svg:x="2.54cm" svg:y="6.538cm" svg:viewBox="0 0 17 17" draw:points="0,17 17,17 17,0 0,0">
          <text:p/>
        </draw:polygon>
        <draw:polygon draw:style-name="gr3" draw:text-style-name="P4" draw:layer="layout" svg:width="2.927cm" svg:height="0.016cm" svg:x="2.556cm" svg:y="6.538cm" svg:viewBox="0 0 2928 17" draw:points="0,17 2928,17 2928,0 0,0">
          <text:p/>
        </draw:polygon>
        <draw:polygon draw:style-name="gr3" draw:text-style-name="P4" draw:layer="layout" svg:width="0.017cm" svg:height="0.016cm" svg:x="5.482cm" svg:y="6.538cm" svg:viewBox="0 0 18 17" draw:points="0,17 18,17 18,0 0,0">
          <text:p/>
        </draw:polygon>
        <draw:polygon draw:style-name="gr3" draw:text-style-name="P4" draw:layer="layout" svg:width="3.247cm" svg:height="0.016cm" svg:x="5.499cm" svg:y="6.538cm" svg:viewBox="0 0 3248 17" draw:points="0,17 3248,17 3248,0 0,0">
          <text:p/>
        </draw:polygon>
        <draw:polygon draw:style-name="gr3" draw:text-style-name="P4" draw:layer="layout" svg:width="0.017cm" svg:height="0.016cm" svg:x="8.746cm" svg:y="6.538cm" svg:viewBox="0 0 18 17" draw:points="0,17 18,17 18,0 0,0">
          <text:p/>
        </draw:polygon>
        <draw:polygon draw:style-name="gr3" draw:text-style-name="P4" draw:layer="layout" svg:width="2.291cm" svg:height="0.016cm" svg:x="8.763cm" svg:y="6.538cm" svg:viewBox="0 0 2292 17" draw:points="0,17 2292,17 2292,0 0,0">
          <text:p/>
        </draw:polygon>
        <draw:polygon draw:style-name="gr3" draw:text-style-name="P4" draw:layer="layout" svg:width="0.017cm" svg:height="0.016cm" svg:x="11.054cm" svg:y="6.538cm" svg:viewBox="0 0 18 17" draw:points="0,17 18,17 18,0 0,0">
          <text:p/>
        </draw:polygon>
        <draw:polygon draw:style-name="gr3" draw:text-style-name="P4" draw:layer="layout" svg:width="7.617cm" svg:height="0.016cm" svg:x="11.071cm" svg:y="6.538cm" svg:viewBox="0 0 7618 17" draw:points="0,17 7618,17 7618,0 0,0">
          <text:p/>
        </draw:polygon>
        <draw:polygon draw:style-name="gr3" draw:text-style-name="P4" draw:layer="layout" svg:width="0.017cm" svg:height="0.016cm" svg:x="18.688cm" svg:y="6.538cm" svg:viewBox="0 0 18 17" draw:points="0,17 18,17 18,0 0,0">
          <text:p/>
        </draw:polygon>
        <draw:polygon draw:style-name="gr3" draw:text-style-name="P4" draw:layer="layout" svg:width="4.564cm" svg:height="0.016cm" svg:x="18.705cm" svg:y="6.538cm" svg:viewBox="0 0 4565 17" draw:points="0,17 4565,17 4565,0 0,0">
          <text:p/>
        </draw:polygon>
        <draw:polygon draw:style-name="gr3" draw:text-style-name="P4" draw:layer="layout" svg:width="0.017cm" svg:height="0.016cm" svg:x="23.269cm" svg:y="6.538cm" svg:viewBox="0 0 18 17" draw:points="0,17 18,17 18,0 0,0">
          <text:p/>
        </draw:polygon>
        <draw:polygon draw:style-name="gr3" draw:text-style-name="P4" draw:layer="layout" svg:width="2.405cm" svg:height="0.016cm" svg:x="23.286cm" svg:y="6.538cm" svg:viewBox="0 0 2406 17" draw:points="0,17 2406,17 2406,0 0,0">
          <text:p/>
        </draw:polygon>
        <draw:polygon draw:style-name="gr3" draw:text-style-name="P4" draw:layer="layout" svg:width="0.017cm" svg:height="0.016cm" svg:x="25.691cm" svg:y="6.538cm" svg:viewBox="0 0 18 17" draw:points="0,17 18,17 18,0 0,0">
          <text:p/>
        </draw:polygon>
        <draw:polygon draw:style-name="gr3" draw:text-style-name="P4" draw:layer="layout" svg:width="2.409cm" svg:height="0.016cm" svg:x="25.708cm" svg:y="6.538cm" svg:viewBox="0 0 2410 17" draw:points="0,17 2410,17 2410,0 0,0">
          <text:p/>
        </draw:polygon>
        <draw:polygon draw:style-name="gr3" draw:text-style-name="P4" draw:layer="layout" svg:width="0.017cm" svg:height="0.016cm" svg:x="28.117cm" svg:y="6.538cm" svg:viewBox="0 0 18 17" draw:points="0,17 18,17 18,0 0,0">
          <text:p/>
        </draw:polygon>
        <draw:polygon draw:style-name="gr3" draw:text-style-name="P4" draw:layer="layout" svg:width="0.016cm" svg:height="0.813cm" svg:x="2.54cm" svg:y="6.554cm" svg:viewBox="0 0 17 814" draw:points="0,814 17,814 17,0 0,0">
          <text:p/>
        </draw:polygon>
        <draw:polygon draw:style-name="gr3" draw:text-style-name="P4" draw:layer="layout" svg:width="0.017cm" svg:height="0.813cm" svg:x="5.482cm" svg:y="6.554cm" svg:viewBox="0 0 18 814" draw:points="0,814 18,814 18,0 0,0">
          <text:p/>
        </draw:polygon>
        <draw:polygon draw:style-name="gr3" draw:text-style-name="P4" draw:layer="layout" svg:width="0.017cm" svg:height="0.813cm" svg:x="8.746cm" svg:y="6.554cm" svg:viewBox="0 0 18 814" draw:points="0,814 18,814 18,0 0,0">
          <text:p/>
        </draw:polygon>
        <draw:polygon draw:style-name="gr3" draw:text-style-name="P4" draw:layer="layout" svg:width="0.017cm" svg:height="0.813cm" svg:x="11.054cm" svg:y="6.554cm" svg:viewBox="0 0 18 814" draw:points="0,814 18,814 18,0 0,0">
          <text:p/>
        </draw:polygon>
        <draw:polygon draw:style-name="gr3" draw:text-style-name="P4" draw:layer="layout" svg:width="0.017cm" svg:height="0.813cm" svg:x="18.688cm" svg:y="6.554cm" svg:viewBox="0 0 18 814" draw:points="0,814 18,814 18,0 0,0">
          <text:p/>
        </draw:polygon>
        <draw:polygon draw:style-name="gr3" draw:text-style-name="P4" draw:layer="layout" svg:width="0.017cm" svg:height="0.813cm" svg:x="23.269cm" svg:y="6.554cm" svg:viewBox="0 0 18 814" draw:points="0,814 18,814 18,0 0,0">
          <text:p/>
        </draw:polygon>
        <draw:polygon draw:style-name="gr3" draw:text-style-name="P4" draw:layer="layout" svg:width="0.017cm" svg:height="0.813cm" svg:x="25.691cm" svg:y="6.554cm" svg:viewBox="0 0 18 814" draw:points="0,814 18,814 18,0 0,0">
          <text:p/>
        </draw:polygon>
        <draw:polygon draw:style-name="gr3" draw:text-style-name="P4" draw:layer="layout" svg:width="0.017cm" svg:height="0.813cm" svg:x="28.117cm" svg:y="6.554cm" svg:viewBox="0 0 18 814" draw:points="0,814 18,814 18,0 0,0">
          <text:p/>
        </draw:polygon>
        <draw:frame draw:style-name="gr7" draw:text-style-name="P7" draw:layer="layout" svg:width="1.327cm" svg:height="0.395cm" svg:x="25.89cm" svg:y="6.567cm">
          <draw:text-box>
            <text:p text:style-name="P1"><text:span text:style-name="T8">Sprint-1 </text:span></text:p>
          </draw:text-box>
        </draw:frame>
        <draw:frame draw:style-name="gr7" draw:text-style-name="P7" draw:layer="layout" svg:width="0.35cm" svg:height="0.395cm" svg:x="2.739cm" svg:y="7.397cm">
          <draw:text-box>
            <text:p text:style-name="P1"><text:span text:style-name="T8"><text:s/></text:span></text:p>
          </draw:text-box>
        </draw:frame>
        <draw:frame draw:style-name="gr7" draw:text-style-name="P7" draw:layer="layout" svg:width="0.35cm" svg:height="0.395cm" svg:x="5.682cm" svg:y="7.397cm">
          <draw:text-box>
            <text:p text:style-name="P1"><text:span text:style-name="T8"><text:s/></text:span></text:p>
          </draw:text-box>
        </draw:frame>
        <draw:frame draw:style-name="gr7" draw:text-style-name="P7" draw:layer="layout" svg:width="1.153cm" svg:height="0.395cm" svg:x="8.946cm" svg:y="7.397cm">
          <draw:text-box>
            <text:p text:style-name="P1"><text:span text:style-name="T8">USN-3 </text:span></text:p>
          </draw:text-box>
        </draw:frame>
        <draw:frame draw:style-name="gr7" draw:text-style-name="P7" draw:layer="layout" svg:width="6.674cm" svg:height="0.395cm" svg:x="11.254cm" svg:y="7.397cm">
          <draw:text-box>
            <text:p text:style-name="P1"><text:span text:style-name="T8">As a user, I can register for the application </text:span></text:p>
          </draw:text-box>
        </draw:frame>
        <draw:frame draw:style-name="gr7" draw:text-style-name="P7" draw:layer="layout" svg:width="2.931cm" svg:height="0.395cm" svg:x="11.254cm" svg:y="7.803cm">
          <draw:text-box>
            <text:p text:style-name="P1"><text:span text:style-name="T8">through Facebook </text:span></text:p>
          </draw:text-box>
        </draw:frame>
        <draw:frame draw:style-name="gr7" draw:text-style-name="P7" draw:layer="layout" svg:width="4.244cm" svg:height="0.395cm" svg:x="18.887cm" svg:y="7.397cm">
          <draw:text-box>
            <text:p text:style-name="P1"><text:span text:style-name="T8">I can register &amp; access the </text:span></text:p>
          </draw:text-box>
        </draw:frame>
        <draw:frame draw:style-name="gr7" draw:text-style-name="P7" draw:layer="layout" svg:width="4.121cm" svg:height="0.395cm" svg:x="18.887cm" svg:y="7.803cm">
          <draw:text-box>
            <text:p text:style-name="P1"><text:span text:style-name="T8">dashboard with Facebook </text:span></text:p>
          </draw:text-box>
        </draw:frame>
        <draw:frame draw:style-name="gr7" draw:text-style-name="P7" draw:layer="layout" svg:width="0.955cm" svg:height="0.395cm" svg:x="18.887cm" svg:y="8.21cm">
          <draw:text-box>
            <text:p text:style-name="P1"><text:span text:style-name="T8">Login </text:span></text:p>
          </draw:text-box>
        </draw:frame>
        <draw:frame draw:style-name="gr7" draw:text-style-name="P7" draw:layer="layout" svg:width="0.743cm" svg:height="0.395cm" svg:x="23.469cm" svg:y="7.397cm">
          <draw:text-box>
            <text:p text:style-name="P1"><text:span text:style-name="T8">Low </text:span></text:p>
          </draw:text-box>
        </draw:frame>
        <draw:polygon draw:style-name="gr3" draw:text-style-name="P4" draw:layer="layout" svg:width="0.016cm" svg:height="0.018cm" svg:x="2.54cm" svg:y="7.367cm" svg:viewBox="0 0 17 19" draw:points="0,19 17,19 17,0 0,0">
          <text:p/>
        </draw:polygon>
        <draw:polygon draw:style-name="gr3" draw:text-style-name="P4" draw:layer="layout" svg:width="2.927cm" svg:height="0.018cm" svg:x="2.556cm" svg:y="7.367cm" svg:viewBox="0 0 2928 19" draw:points="0,19 2928,19 2928,0 0,0">
          <text:p/>
        </draw:polygon>
        <draw:polygon draw:style-name="gr3" draw:text-style-name="P4" draw:layer="layout" svg:width="0.017cm" svg:height="0.018cm" svg:x="5.482cm" svg:y="7.367cm" svg:viewBox="0 0 18 19" draw:points="0,19 18,19 18,0 0,0">
          <text:p/>
        </draw:polygon>
        <draw:polygon draw:style-name="gr3" draw:text-style-name="P4" draw:layer="layout" svg:width="3.247cm" svg:height="0.018cm" svg:x="5.499cm" svg:y="7.367cm" svg:viewBox="0 0 3248 19" draw:points="0,19 3248,19 3248,0 0,0">
          <text:p/>
        </draw:polygon>
        <draw:polygon draw:style-name="gr3" draw:text-style-name="P4" draw:layer="layout" svg:width="0.017cm" svg:height="0.018cm" svg:x="8.746cm" svg:y="7.367cm" svg:viewBox="0 0 18 19" draw:points="0,19 18,19 18,0 0,0">
          <text:p/>
        </draw:polygon>
        <draw:polygon draw:style-name="gr3" draw:text-style-name="P4" draw:layer="layout" svg:width="2.291cm" svg:height="0.018cm" svg:x="8.763cm" svg:y="7.367cm" svg:viewBox="0 0 2292 19" draw:points="0,19 2292,19 2292,0 0,0">
          <text:p/>
        </draw:polygon>
        <draw:polygon draw:style-name="gr3" draw:text-style-name="P4" draw:layer="layout" svg:width="0.017cm" svg:height="0.018cm" svg:x="11.054cm" svg:y="7.367cm" svg:viewBox="0 0 18 19" draw:points="0,19 18,19 18,0 0,0">
          <text:p/>
        </draw:polygon>
        <draw:polygon draw:style-name="gr3" draw:text-style-name="P4" draw:layer="layout" svg:width="7.617cm" svg:height="0.018cm" svg:x="11.071cm" svg:y="7.367cm" svg:viewBox="0 0 7618 19" draw:points="0,19 7618,19 7618,0 0,0">
          <text:p/>
        </draw:polygon>
        <draw:polygon draw:style-name="gr3" draw:text-style-name="P4" draw:layer="layout" svg:width="0.017cm" svg:height="0.018cm" svg:x="18.688cm" svg:y="7.367cm" svg:viewBox="0 0 18 19" draw:points="0,19 18,19 18,0 0,0">
          <text:p/>
        </draw:polygon>
        <draw:polygon draw:style-name="gr3" draw:text-style-name="P4" draw:layer="layout" svg:width="4.564cm" svg:height="0.018cm" svg:x="18.705cm" svg:y="7.367cm" svg:viewBox="0 0 4565 19" draw:points="0,19 4565,19 4565,0 0,0">
          <text:p/>
        </draw:polygon>
        <draw:polygon draw:style-name="gr3" draw:text-style-name="P4" draw:layer="layout" svg:width="0.017cm" svg:height="0.018cm" svg:x="23.269cm" svg:y="7.367cm" svg:viewBox="0 0 18 19" draw:points="0,19 18,19 18,0 0,0">
          <text:p/>
        </draw:polygon>
        <draw:polygon draw:style-name="gr3" draw:text-style-name="P4" draw:layer="layout" svg:width="2.405cm" svg:height="0.018cm" svg:x="23.286cm" svg:y="7.367cm" svg:viewBox="0 0 2406 19" draw:points="0,19 2406,19 2406,0 0,0">
          <text:p/>
        </draw:polygon>
        <draw:polygon draw:style-name="gr3" draw:text-style-name="P4" draw:layer="layout" svg:width="0.017cm" svg:height="0.018cm" svg:x="25.691cm" svg:y="7.367cm" svg:viewBox="0 0 18 19" draw:points="0,19 18,19 18,0 0,0">
          <text:p/>
        </draw:polygon>
        <draw:polygon draw:style-name="gr3" draw:text-style-name="P4" draw:layer="layout" svg:width="2.409cm" svg:height="0.018cm" svg:x="25.708cm" svg:y="7.367cm" svg:viewBox="0 0 2410 19" draw:points="0,19 2410,19 2410,0 0,0">
          <text:p/>
        </draw:polygon>
        <draw:polygon draw:style-name="gr3" draw:text-style-name="P4" draw:layer="layout" svg:width="0.017cm" svg:height="0.018cm" svg:x="28.117cm" svg:y="7.367cm" svg:viewBox="0 0 18 19" draw:points="0,19 18,19 18,0 0,0">
          <text:p/>
        </draw:polygon>
        <draw:polygon draw:style-name="gr3" draw:text-style-name="P4" draw:layer="layout" svg:width="0.016cm" svg:height="1.219cm" svg:x="2.54cm" svg:y="7.384cm" svg:viewBox="0 0 17 1220" draw:points="0,1220 17,1220 17,0 0,0">
          <text:p/>
        </draw:polygon>
        <draw:polygon draw:style-name="gr3" draw:text-style-name="P4" draw:layer="layout" svg:width="0.017cm" svg:height="1.219cm" svg:x="5.482cm" svg:y="7.384cm" svg:viewBox="0 0 18 1220" draw:points="0,1220 18,1220 18,0 0,0">
          <text:p/>
        </draw:polygon>
        <draw:polygon draw:style-name="gr3" draw:text-style-name="P4" draw:layer="layout" svg:width="0.017cm" svg:height="1.219cm" svg:x="8.746cm" svg:y="7.384cm" svg:viewBox="0 0 18 1220" draw:points="0,1220 18,1220 18,0 0,0">
          <text:p/>
        </draw:polygon>
        <draw:polygon draw:style-name="gr3" draw:text-style-name="P4" draw:layer="layout" svg:width="0.017cm" svg:height="1.219cm" svg:x="11.054cm" svg:y="7.384cm" svg:viewBox="0 0 18 1220" draw:points="0,1220 18,1220 18,0 0,0">
          <text:p/>
        </draw:polygon>
        <draw:polygon draw:style-name="gr3" draw:text-style-name="P4" draw:layer="layout" svg:width="0.017cm" svg:height="1.219cm" svg:x="18.688cm" svg:y="7.384cm" svg:viewBox="0 0 18 1220" draw:points="0,1220 18,1220 18,0 0,0">
          <text:p/>
        </draw:polygon>
        <draw:polygon draw:style-name="gr3" draw:text-style-name="P4" draw:layer="layout" svg:width="0.017cm" svg:height="1.219cm" svg:x="23.269cm" svg:y="7.384cm" svg:viewBox="0 0 18 1220" draw:points="0,1220 18,1220 18,0 0,0">
          <text:p/>
        </draw:polygon>
        <draw:polygon draw:style-name="gr3" draw:text-style-name="P4" draw:layer="layout" svg:width="0.017cm" svg:height="1.219cm" svg:x="25.691cm" svg:y="7.384cm" svg:viewBox="0 0 18 1220" draw:points="0,1220 18,1220 18,0 0,0">
          <text:p/>
        </draw:polygon>
        <draw:polygon draw:style-name="gr3" draw:text-style-name="P4" draw:layer="layout" svg:width="0.017cm" svg:height="1.219cm" svg:x="28.117cm" svg:y="7.384cm" svg:viewBox="0 0 18 1220" draw:points="0,1220 18,1220 18,0 0,0">
          <text:p/>
        </draw:polygon>
        <draw:frame draw:style-name="gr7" draw:text-style-name="P7" draw:layer="layout" svg:width="1.327cm" svg:height="0.395cm" svg:x="25.89cm" svg:y="7.397cm">
          <draw:text-box>
            <text:p text:style-name="P1"><text:span text:style-name="T8">Sprint-2 </text:span></text:p>
          </draw:text-box>
        </draw:frame>
        <draw:frame draw:style-name="gr7" draw:text-style-name="P7" draw:layer="layout" svg:width="0.35cm" svg:height="0.395cm" svg:x="2.739cm" svg:y="8.633cm">
          <draw:text-box>
            <text:p text:style-name="P1"><text:span text:style-name="T8"><text:s/></text:span></text:p>
          </draw:text-box>
        </draw:frame>
        <draw:frame draw:style-name="gr7" draw:text-style-name="P7" draw:layer="layout" svg:width="0.35cm" svg:height="0.395cm" svg:x="5.682cm" svg:y="8.633cm">
          <draw:text-box>
            <text:p text:style-name="P1"><text:span text:style-name="T8"><text:s/></text:span></text:p>
          </draw:text-box>
        </draw:frame>
        <draw:frame draw:style-name="gr7" draw:text-style-name="P7" draw:layer="layout" svg:width="1.153cm" svg:height="0.395cm" svg:x="8.946cm" svg:y="8.633cm">
          <draw:text-box>
            <text:p text:style-name="P1"><text:span text:style-name="T8">USN-4 </text:span></text:p>
          </draw:text-box>
        </draw:frame>
        <draw:frame draw:style-name="gr7" draw:text-style-name="P7" draw:layer="layout" svg:width="6.674cm" svg:height="0.395cm" svg:x="11.254cm" svg:y="8.633cm">
          <draw:text-box>
            <text:p text:style-name="P1"><text:span text:style-name="T8">As a user, I can register for the application </text:span></text:p>
          </draw:text-box>
        </draw:frame>
        <draw:frame draw:style-name="gr7" draw:text-style-name="P7" draw:layer="layout" svg:width="2.301cm" svg:height="0.395cm" svg:x="11.254cm" svg:y="9.035cm">
          <draw:text-box>
            <text:p text:style-name="P1"><text:span text:style-name="T8">through Gmail </text:span></text:p>
          </draw:text-box>
        </draw:frame>
        <draw:frame draw:style-name="gr7" draw:text-style-name="P7" draw:layer="layout" svg:width="0.35cm" svg:height="0.395cm" svg:x="18.887cm" svg:y="8.633cm">
          <draw:text-box>
            <text:p text:style-name="P1"><text:span text:style-name="T8"><text:s/></text:span></text:p>
          </draw:text-box>
        </draw:frame>
        <draw:frame draw:style-name="gr7" draw:text-style-name="P7" draw:layer="layout" svg:width="1.344cm" svg:height="0.395cm" svg:x="23.469cm" svg:y="8.633cm">
          <draw:text-box>
            <text:p text:style-name="P1"><text:span text:style-name="T8">Medium </text:span></text:p>
          </draw:text-box>
        </draw:frame>
        <draw:polygon draw:style-name="gr3" draw:text-style-name="P4" draw:layer="layout" svg:width="0.016cm" svg:height="0.017cm" svg:x="2.54cm" svg:y="8.603cm" svg:viewBox="0 0 17 18" draw:points="0,18 17,18 17,0 0,0">
          <text:p/>
        </draw:polygon>
        <draw:polygon draw:style-name="gr3" draw:text-style-name="P4" draw:layer="layout" svg:width="2.927cm" svg:height="0.017cm" svg:x="2.556cm" svg:y="8.603cm" svg:viewBox="0 0 2928 18" draw:points="0,18 2928,18 2928,0 0,0">
          <text:p/>
        </draw:polygon>
        <draw:polygon draw:style-name="gr3" draw:text-style-name="P4" draw:layer="layout" svg:width="0.017cm" svg:height="0.017cm" svg:x="5.482cm" svg:y="8.603cm" svg:viewBox="0 0 18 18" draw:points="0,18 18,18 18,0 0,0">
          <text:p/>
        </draw:polygon>
        <draw:polygon draw:style-name="gr3" draw:text-style-name="P4" draw:layer="layout" svg:width="3.247cm" svg:height="0.017cm" svg:x="5.499cm" svg:y="8.603cm" svg:viewBox="0 0 3248 18" draw:points="0,18 3248,18 3248,0 0,0">
          <text:p/>
        </draw:polygon>
        <draw:polygon draw:style-name="gr3" draw:text-style-name="P4" draw:layer="layout" svg:width="0.017cm" svg:height="0.017cm" svg:x="8.746cm" svg:y="8.603cm" svg:viewBox="0 0 18 18" draw:points="0,18 18,18 18,0 0,0">
          <text:p/>
        </draw:polygon>
        <draw:polygon draw:style-name="gr3" draw:text-style-name="P4" draw:layer="layout" svg:width="2.291cm" svg:height="0.017cm" svg:x="8.763cm" svg:y="8.603cm" svg:viewBox="0 0 2292 18" draw:points="0,18 2292,18 2292,0 0,0">
          <text:p/>
        </draw:polygon>
        <draw:polygon draw:style-name="gr3" draw:text-style-name="P4" draw:layer="layout" svg:width="0.017cm" svg:height="0.017cm" svg:x="11.054cm" svg:y="8.603cm" svg:viewBox="0 0 18 18" draw:points="0,18 18,18 18,0 0,0">
          <text:p/>
        </draw:polygon>
        <draw:polygon draw:style-name="gr3" draw:text-style-name="P4" draw:layer="layout" svg:width="7.617cm" svg:height="0.017cm" svg:x="11.071cm" svg:y="8.603cm" svg:viewBox="0 0 7618 18" draw:points="0,18 7618,18 7618,0 0,0">
          <text:p/>
        </draw:polygon>
        <draw:polygon draw:style-name="gr3" draw:text-style-name="P4" draw:layer="layout" svg:width="0.017cm" svg:height="0.017cm" svg:x="18.688cm" svg:y="8.603cm" svg:viewBox="0 0 18 18" draw:points="0,18 18,18 18,0 0,0">
          <text:p/>
        </draw:polygon>
        <draw:polygon draw:style-name="gr3" draw:text-style-name="P4" draw:layer="layout" svg:width="4.564cm" svg:height="0.017cm" svg:x="18.705cm" svg:y="8.603cm" svg:viewBox="0 0 4565 18" draw:points="0,18 4565,18 4565,0 0,0">
          <text:p/>
        </draw:polygon>
        <draw:polygon draw:style-name="gr3" draw:text-style-name="P4" draw:layer="layout" svg:width="0.017cm" svg:height="0.017cm" svg:x="23.269cm" svg:y="8.603cm" svg:viewBox="0 0 18 18" draw:points="0,18 18,18 18,0 0,0">
          <text:p/>
        </draw:polygon>
        <draw:polygon draw:style-name="gr3" draw:text-style-name="P4" draw:layer="layout" svg:width="2.405cm" svg:height="0.017cm" svg:x="23.286cm" svg:y="8.603cm" svg:viewBox="0 0 2406 18" draw:points="0,18 2406,18 2406,0 0,0">
          <text:p/>
        </draw:polygon>
        <draw:polygon draw:style-name="gr3" draw:text-style-name="P4" draw:layer="layout" svg:width="0.017cm" svg:height="0.017cm" svg:x="25.691cm" svg:y="8.603cm" svg:viewBox="0 0 18 18" draw:points="0,18 18,18 18,0 0,0">
          <text:p/>
        </draw:polygon>
        <draw:polygon draw:style-name="gr3" draw:text-style-name="P4" draw:layer="layout" svg:width="2.409cm" svg:height="0.017cm" svg:x="25.708cm" svg:y="8.603cm" svg:viewBox="0 0 2410 18" draw:points="0,18 2410,18 2410,0 0,0">
          <text:p/>
        </draw:polygon>
        <draw:polygon draw:style-name="gr3" draw:text-style-name="P4" draw:layer="layout" svg:width="0.017cm" svg:height="0.017cm" svg:x="28.117cm" svg:y="8.603cm" svg:viewBox="0 0 18 18" draw:points="0,18 18,18 18,0 0,0">
          <text:p/>
        </draw:polygon>
        <draw:polygon draw:style-name="gr3" draw:text-style-name="P4" draw:layer="layout" svg:width="0.016cm" svg:height="0.809cm" svg:x="2.54cm" svg:y="8.62cm" svg:viewBox="0 0 17 810" draw:points="0,810 17,810 17,0 0,0">
          <text:p/>
        </draw:polygon>
        <draw:polygon draw:style-name="gr3" draw:text-style-name="P4" draw:layer="layout" svg:width="0.017cm" svg:height="0.809cm" svg:x="5.482cm" svg:y="8.62cm" svg:viewBox="0 0 18 810" draw:points="0,810 18,810 18,0 0,0">
          <text:p/>
        </draw:polygon>
        <draw:polygon draw:style-name="gr3" draw:text-style-name="P4" draw:layer="layout" svg:width="0.017cm" svg:height="0.809cm" svg:x="8.746cm" svg:y="8.62cm" svg:viewBox="0 0 18 810" draw:points="0,810 18,810 18,0 0,0">
          <text:p/>
        </draw:polygon>
        <draw:polygon draw:style-name="gr3" draw:text-style-name="P4" draw:layer="layout" svg:width="0.017cm" svg:height="0.809cm" svg:x="11.054cm" svg:y="8.62cm" svg:viewBox="0 0 18 810" draw:points="0,810 18,810 18,0 0,0">
          <text:p/>
        </draw:polygon>
        <draw:polygon draw:style-name="gr3" draw:text-style-name="P4" draw:layer="layout" svg:width="0.017cm" svg:height="0.809cm" svg:x="18.688cm" svg:y="8.62cm" svg:viewBox="0 0 18 810" draw:points="0,810 18,810 18,0 0,0">
          <text:p/>
        </draw:polygon>
        <draw:polygon draw:style-name="gr3" draw:text-style-name="P4" draw:layer="layout" svg:width="0.017cm" svg:height="0.809cm" svg:x="23.269cm" svg:y="8.62cm" svg:viewBox="0 0 18 810" draw:points="0,810 18,810 18,0 0,0">
          <text:p/>
        </draw:polygon>
        <draw:polygon draw:style-name="gr3" draw:text-style-name="P4" draw:layer="layout" svg:width="0.017cm" svg:height="0.809cm" svg:x="25.691cm" svg:y="8.62cm" svg:viewBox="0 0 18 810" draw:points="0,810 18,810 18,0 0,0">
          <text:p/>
        </draw:polygon>
        <draw:polygon draw:style-name="gr3" draw:text-style-name="P4" draw:layer="layout" svg:width="0.017cm" svg:height="0.809cm" svg:x="28.117cm" svg:y="8.62cm" svg:viewBox="0 0 18 810" draw:points="0,810 18,810 18,0 0,0">
          <text:p/>
        </draw:polygon>
        <draw:frame draw:style-name="gr7" draw:text-style-name="P7" draw:layer="layout" svg:width="1.327cm" svg:height="0.395cm" svg:x="25.89cm" svg:y="8.633cm">
          <draw:text-box>
            <text:p text:style-name="P1"><text:span text:style-name="T8">Sprint-1 </text:span></text:p>
          </draw:text-box>
        </draw:frame>
        <draw:frame draw:style-name="gr7" draw:text-style-name="P7" draw:layer="layout" svg:width="0.35cm" svg:height="0.395cm" svg:x="2.739cm" svg:y="9.459cm">
          <draw:text-box>
            <text:p text:style-name="P1"><text:span text:style-name="T8"><text:s/></text:span></text:p>
          </draw:text-box>
        </draw:frame>
        <draw:frame draw:style-name="gr7" draw:text-style-name="P7" draw:layer="layout" svg:width="0.955cm" svg:height="0.395cm" svg:x="5.682cm" svg:y="9.459cm">
          <draw:text-box>
            <text:p text:style-name="P1"><text:span text:style-name="T8">Login </text:span></text:p>
          </draw:text-box>
        </draw:frame>
        <draw:frame draw:style-name="gr7" draw:text-style-name="P7" draw:layer="layout" svg:width="1.153cm" svg:height="0.395cm" svg:x="8.946cm" svg:y="9.459cm">
          <draw:text-box>
            <text:p text:style-name="P1"><text:span text:style-name="T8">USN-5 </text:span></text:p>
          </draw:text-box>
        </draw:frame>
        <draw:frame draw:style-name="gr7" draw:text-style-name="P7" draw:layer="layout" svg:width="6.589cm" svg:height="0.395cm" svg:x="11.254cm" svg:y="9.459cm">
          <draw:text-box>
            <text:p text:style-name="P1"><text:span text:style-name="T8">As a user, I can log into the application by </text:span></text:p>
          </draw:text-box>
        </draw:frame>
        <draw:frame draw:style-name="gr7" draw:text-style-name="P7" draw:layer="layout" svg:width="4.231cm" svg:height="0.395cm" svg:x="11.254cm" svg:y="9.865cm">
          <draw:text-box>
            <text:p text:style-name="P1"><text:span text:style-name="T8">entering email &amp; password </text:span></text:p>
          </draw:text-box>
        </draw:frame>
        <draw:frame draw:style-name="gr7" draw:text-style-name="P7" draw:layer="layout" svg:width="0.35cm" svg:height="0.395cm" svg:x="18.887cm" svg:y="9.459cm">
          <draw:text-box>
            <text:p text:style-name="P1"><text:span text:style-name="T8"><text:s/></text:span></text:p>
          </draw:text-box>
        </draw:frame>
        <draw:frame draw:style-name="gr7" draw:text-style-name="P7" draw:layer="layout" svg:width="0.819cm" svg:height="0.395cm" svg:x="23.469cm" svg:y="9.459cm">
          <draw:text-box>
            <text:p text:style-name="P1"><text:span text:style-name="T8">High </text:span></text:p>
          </draw:text-box>
        </draw:frame>
        <draw:polygon draw:style-name="gr3" draw:text-style-name="P4" draw:layer="layout" svg:width="0.016cm" svg:height="0.017cm" svg:x="2.54cm" svg:y="9.429cm" svg:viewBox="0 0 17 18" draw:points="0,18 17,18 17,0 0,0">
          <text:p/>
        </draw:polygon>
        <draw:polygon draw:style-name="gr3" draw:text-style-name="P4" draw:layer="layout" svg:width="2.927cm" svg:height="0.017cm" svg:x="2.556cm" svg:y="9.429cm" svg:viewBox="0 0 2928 18" draw:points="0,18 2928,18 2928,0 0,0">
          <text:p/>
        </draw:polygon>
        <draw:polygon draw:style-name="gr3" draw:text-style-name="P4" draw:layer="layout" svg:width="0.017cm" svg:height="0.017cm" svg:x="5.482cm" svg:y="9.429cm" svg:viewBox="0 0 18 18" draw:points="0,18 18,18 18,0 0,0">
          <text:p/>
        </draw:polygon>
        <draw:polygon draw:style-name="gr3" draw:text-style-name="P4" draw:layer="layout" svg:width="3.247cm" svg:height="0.017cm" svg:x="5.499cm" svg:y="9.429cm" svg:viewBox="0 0 3248 18" draw:points="0,18 3248,18 3248,0 0,0">
          <text:p/>
        </draw:polygon>
        <draw:polygon draw:style-name="gr3" draw:text-style-name="P4" draw:layer="layout" svg:width="0.017cm" svg:height="0.017cm" svg:x="8.746cm" svg:y="9.429cm" svg:viewBox="0 0 18 18" draw:points="0,18 18,18 18,0 0,0">
          <text:p/>
        </draw:polygon>
        <draw:polygon draw:style-name="gr3" draw:text-style-name="P4" draw:layer="layout" svg:width="2.291cm" svg:height="0.017cm" svg:x="8.763cm" svg:y="9.429cm" svg:viewBox="0 0 2292 18" draw:points="0,18 2292,18 2292,0 0,0">
          <text:p/>
        </draw:polygon>
        <draw:polygon draw:style-name="gr3" draw:text-style-name="P4" draw:layer="layout" svg:width="0.017cm" svg:height="0.017cm" svg:x="11.054cm" svg:y="9.429cm" svg:viewBox="0 0 18 18" draw:points="0,18 18,18 18,0 0,0">
          <text:p/>
        </draw:polygon>
        <draw:polygon draw:style-name="gr3" draw:text-style-name="P4" draw:layer="layout" svg:width="7.617cm" svg:height="0.017cm" svg:x="11.071cm" svg:y="9.429cm" svg:viewBox="0 0 7618 18" draw:points="0,18 7618,18 7618,0 0,0">
          <text:p/>
        </draw:polygon>
        <draw:polygon draw:style-name="gr3" draw:text-style-name="P4" draw:layer="layout" svg:width="0.017cm" svg:height="0.017cm" svg:x="18.688cm" svg:y="9.429cm" svg:viewBox="0 0 18 18" draw:points="0,18 18,18 18,0 0,0">
          <text:p/>
        </draw:polygon>
        <draw:polygon draw:style-name="gr3" draw:text-style-name="P4" draw:layer="layout" svg:width="4.564cm" svg:height="0.017cm" svg:x="18.705cm" svg:y="9.429cm" svg:viewBox="0 0 4565 18" draw:points="0,18 4565,18 4565,0 0,0">
          <text:p/>
        </draw:polygon>
        <draw:polygon draw:style-name="gr3" draw:text-style-name="P4" draw:layer="layout" svg:width="0.017cm" svg:height="0.017cm" svg:x="23.269cm" svg:y="9.429cm" svg:viewBox="0 0 18 18" draw:points="0,18 18,18 18,0 0,0">
          <text:p/>
        </draw:polygon>
        <draw:polygon draw:style-name="gr3" draw:text-style-name="P4" draw:layer="layout" svg:width="2.405cm" svg:height="0.017cm" svg:x="23.286cm" svg:y="9.429cm" svg:viewBox="0 0 2406 18" draw:points="0,18 2406,18 2406,0 0,0">
          <text:p/>
        </draw:polygon>
        <draw:polygon draw:style-name="gr3" draw:text-style-name="P4" draw:layer="layout" svg:width="0.017cm" svg:height="0.017cm" svg:x="25.691cm" svg:y="9.429cm" svg:viewBox="0 0 18 18" draw:points="0,18 18,18 18,0 0,0">
          <text:p/>
        </draw:polygon>
        <draw:polygon draw:style-name="gr3" draw:text-style-name="P4" draw:layer="layout" svg:width="2.409cm" svg:height="0.017cm" svg:x="25.708cm" svg:y="9.429cm" svg:viewBox="0 0 2410 18" draw:points="0,18 2410,18 2410,0 0,0">
          <text:p/>
        </draw:polygon>
        <draw:polygon draw:style-name="gr3" draw:text-style-name="P4" draw:layer="layout" svg:width="0.017cm" svg:height="0.017cm" svg:x="28.117cm" svg:y="9.429cm" svg:viewBox="0 0 18 18" draw:points="0,18 18,18 18,0 0,0">
          <text:p/>
        </draw:polygon>
        <draw:polygon draw:style-name="gr3" draw:text-style-name="P4" draw:layer="layout" svg:width="0.016cm" svg:height="0.813cm" svg:x="2.54cm" svg:y="9.446cm" svg:viewBox="0 0 17 814" draw:points="0,814 17,814 17,0 0,0">
          <text:p/>
        </draw:polygon>
        <draw:polygon draw:style-name="gr3" draw:text-style-name="P4" draw:layer="layout" svg:width="0.017cm" svg:height="0.813cm" svg:x="5.482cm" svg:y="9.446cm" svg:viewBox="0 0 18 814" draw:points="0,814 18,814 18,0 0,0">
          <text:p/>
        </draw:polygon>
        <draw:polygon draw:style-name="gr3" draw:text-style-name="P4" draw:layer="layout" svg:width="0.017cm" svg:height="0.813cm" svg:x="8.746cm" svg:y="9.446cm" svg:viewBox="0 0 18 814" draw:points="0,814 18,814 18,0 0,0">
          <text:p/>
        </draw:polygon>
        <draw:polygon draw:style-name="gr3" draw:text-style-name="P4" draw:layer="layout" svg:width="0.017cm" svg:height="0.813cm" svg:x="11.054cm" svg:y="9.446cm" svg:viewBox="0 0 18 814" draw:points="0,814 18,814 18,0 0,0">
          <text:p/>
        </draw:polygon>
        <draw:polygon draw:style-name="gr3" draw:text-style-name="P4" draw:layer="layout" svg:width="0.017cm" svg:height="0.813cm" svg:x="18.688cm" svg:y="9.446cm" svg:viewBox="0 0 18 814" draw:points="0,814 18,814 18,0 0,0">
          <text:p/>
        </draw:polygon>
        <draw:polygon draw:style-name="gr3" draw:text-style-name="P4" draw:layer="layout" svg:width="0.017cm" svg:height="0.813cm" svg:x="23.269cm" svg:y="9.446cm" svg:viewBox="0 0 18 814" draw:points="0,814 18,814 18,0 0,0">
          <text:p/>
        </draw:polygon>
        <draw:polygon draw:style-name="gr3" draw:text-style-name="P4" draw:layer="layout" svg:width="0.017cm" svg:height="0.813cm" svg:x="25.691cm" svg:y="9.446cm" svg:viewBox="0 0 18 814" draw:points="0,814 18,814 18,0 0,0">
          <text:p/>
        </draw:polygon>
        <draw:polygon draw:style-name="gr3" draw:text-style-name="P4" draw:layer="layout" svg:width="0.017cm" svg:height="0.813cm" svg:x="28.117cm" svg:y="9.446cm" svg:viewBox="0 0 18 814" draw:points="0,814 18,814 18,0 0,0">
          <text:p/>
        </draw:polygon>
        <draw:frame draw:style-name="gr7" draw:text-style-name="P7" draw:layer="layout" svg:width="1.327cm" svg:height="0.395cm" svg:x="25.89cm" svg:y="9.459cm">
          <draw:text-box>
            <text:p text:style-name="P1"><text:span text:style-name="T8">Sprint-1 </text:span></text:p>
          </draw:text-box>
        </draw:frame>
        <draw:frame draw:style-name="gr7" draw:text-style-name="P7" draw:layer="layout" svg:width="0.35cm" svg:height="0.395cm" svg:x="2.739cm" svg:y="10.288cm">
          <draw:text-box>
            <text:p text:style-name="P1"><text:span text:style-name="T8"><text:s/></text:span></text:p>
          </draw:text-box>
        </draw:frame>
        <draw:frame draw:style-name="gr7" draw:text-style-name="P7" draw:layer="layout" svg:width="1.818cm" svg:height="0.395cm" svg:x="5.682cm" svg:y="10.288cm">
          <draw:text-box>
            <text:p text:style-name="P1"><text:span text:style-name="T8">Dashboard </text:span></text:p>
          </draw:text-box>
        </draw:frame>
        <draw:frame draw:style-name="gr7" draw:text-style-name="P7" draw:layer="layout" svg:width="0.35cm" svg:height="0.395cm" svg:x="8.946cm" svg:y="10.288cm">
          <draw:text-box>
            <text:p text:style-name="P1"><text:span text:style-name="T8"><text:s/></text:span></text:p>
          </draw:text-box>
        </draw:frame>
        <draw:frame draw:style-name="gr7" draw:text-style-name="P7" draw:layer="layout" svg:width="0.35cm" svg:height="0.395cm" svg:x="11.254cm" svg:y="10.288cm">
          <draw:text-box>
            <text:p text:style-name="P1"><text:span text:style-name="T8"><text:s/></text:span></text:p>
          </draw:text-box>
        </draw:frame>
        <draw:frame draw:style-name="gr7" draw:text-style-name="P7" draw:layer="layout" svg:width="0.35cm" svg:height="0.395cm" svg:x="18.887cm" svg:y="10.288cm">
          <draw:text-box>
            <text:p text:style-name="P1"><text:span text:style-name="T8"><text:s/></text:span></text:p>
          </draw:text-box>
        </draw:frame>
        <draw:frame draw:style-name="gr7" draw:text-style-name="P7" draw:layer="layout" svg:width="0.35cm" svg:height="0.395cm" svg:x="23.469cm" svg:y="10.288cm">
          <draw:text-box>
            <text:p text:style-name="P1"><text:span text:style-name="T8"><text:s/></text:span></text:p>
          </draw:text-box>
        </draw:frame>
        <draw:polygon draw:style-name="gr3" draw:text-style-name="P4" draw:layer="layout" svg:width="0.016cm" svg:height="0.017cm" svg:x="2.54cm" svg:y="10.259cm" svg:viewBox="0 0 17 18" draw:points="0,18 17,18 17,0 0,0">
          <text:p/>
        </draw:polygon>
        <draw:polygon draw:style-name="gr3" draw:text-style-name="P4" draw:layer="layout" svg:width="2.927cm" svg:height="0.017cm" svg:x="2.556cm" svg:y="10.259cm" svg:viewBox="0 0 2928 18" draw:points="0,18 2928,18 2928,0 0,0">
          <text:p/>
        </draw:polygon>
        <draw:polygon draw:style-name="gr3" draw:text-style-name="P4" draw:layer="layout" svg:width="0.017cm" svg:height="0.017cm" svg:x="5.482cm" svg:y="10.259cm" svg:viewBox="0 0 18 18" draw:points="0,18 18,18 18,0 0,0">
          <text:p/>
        </draw:polygon>
        <draw:polygon draw:style-name="gr3" draw:text-style-name="P4" draw:layer="layout" svg:width="3.247cm" svg:height="0.017cm" svg:x="5.499cm" svg:y="10.259cm" svg:viewBox="0 0 3248 18" draw:points="0,18 3248,18 3248,0 0,0">
          <text:p/>
        </draw:polygon>
        <draw:polygon draw:style-name="gr3" draw:text-style-name="P4" draw:layer="layout" svg:width="0.017cm" svg:height="0.017cm" svg:x="8.746cm" svg:y="10.259cm" svg:viewBox="0 0 18 18" draw:points="0,18 18,18 18,0 0,0">
          <text:p/>
        </draw:polygon>
        <draw:polygon draw:style-name="gr3" draw:text-style-name="P4" draw:layer="layout" svg:width="2.291cm" svg:height="0.017cm" svg:x="8.763cm" svg:y="10.259cm" svg:viewBox="0 0 2292 18" draw:points="0,18 2292,18 2292,0 0,0">
          <text:p/>
        </draw:polygon>
        <draw:polygon draw:style-name="gr3" draw:text-style-name="P4" draw:layer="layout" svg:width="0.017cm" svg:height="0.017cm" svg:x="11.054cm" svg:y="10.259cm" svg:viewBox="0 0 18 18" draw:points="0,18 18,18 18,0 0,0">
          <text:p/>
        </draw:polygon>
        <draw:polygon draw:style-name="gr3" draw:text-style-name="P4" draw:layer="layout" svg:width="7.617cm" svg:height="0.017cm" svg:x="11.071cm" svg:y="10.259cm" svg:viewBox="0 0 7618 18" draw:points="0,18 7618,18 7618,0 0,0">
          <text:p/>
        </draw:polygon>
        <draw:polygon draw:style-name="gr3" draw:text-style-name="P4" draw:layer="layout" svg:width="0.017cm" svg:height="0.017cm" svg:x="18.688cm" svg:y="10.259cm" svg:viewBox="0 0 18 18" draw:points="0,18 18,18 18,0 0,0">
          <text:p/>
        </draw:polygon>
        <draw:polygon draw:style-name="gr3" draw:text-style-name="P4" draw:layer="layout" svg:width="4.564cm" svg:height="0.017cm" svg:x="18.705cm" svg:y="10.259cm" svg:viewBox="0 0 4565 18" draw:points="0,18 4565,18 4565,0 0,0">
          <text:p/>
        </draw:polygon>
        <draw:polygon draw:style-name="gr3" draw:text-style-name="P4" draw:layer="layout" svg:width="0.017cm" svg:height="0.017cm" svg:x="23.269cm" svg:y="10.259cm" svg:viewBox="0 0 18 18" draw:points="0,18 18,18 18,0 0,0">
          <text:p/>
        </draw:polygon>
        <draw:polygon draw:style-name="gr3" draw:text-style-name="P4" draw:layer="layout" svg:width="2.405cm" svg:height="0.017cm" svg:x="23.286cm" svg:y="10.259cm" svg:viewBox="0 0 2406 18" draw:points="0,18 2406,18 2406,0 0,0">
          <text:p/>
        </draw:polygon>
        <draw:polygon draw:style-name="gr3" draw:text-style-name="P4" draw:layer="layout" svg:width="0.017cm" svg:height="0.017cm" svg:x="25.691cm" svg:y="10.259cm" svg:viewBox="0 0 18 18" draw:points="0,18 18,18 18,0 0,0">
          <text:p/>
        </draw:polygon>
        <draw:polygon draw:style-name="gr3" draw:text-style-name="P4" draw:layer="layout" svg:width="2.409cm" svg:height="0.017cm" svg:x="25.708cm" svg:y="10.259cm" svg:viewBox="0 0 2410 18" draw:points="0,18 2410,18 2410,0 0,0">
          <text:p/>
        </draw:polygon>
        <draw:polygon draw:style-name="gr3" draw:text-style-name="P4" draw:layer="layout" svg:width="0.017cm" svg:height="0.017cm" svg:x="28.117cm" svg:y="10.259cm" svg:viewBox="0 0 18 18" draw:points="0,18 18,18 18,0 0,0">
          <text:p/>
        </draw:polygon>
        <draw:polygon draw:style-name="gr3" draw:text-style-name="P4" draw:layer="layout" svg:width="0.016cm" svg:height="0.717cm" svg:x="2.54cm" svg:y="10.275cm" svg:viewBox="0 0 17 718" draw:points="0,718 17,718 17,0 0,0">
          <text:p/>
        </draw:polygon>
        <draw:polygon draw:style-name="gr3" draw:text-style-name="P4" draw:layer="layout" svg:width="0.016cm" svg:height="0.017cm" svg:x="2.54cm" svg:y="10.992cm" svg:viewBox="0 0 17 18" draw:points="0,18 17,18 17,0 0,0">
          <text:p/>
        </draw:polygon>
        <draw:polygon draw:style-name="gr3" draw:text-style-name="P4" draw:layer="layout" svg:width="0.016cm" svg:height="0.017cm" svg:x="2.54cm" svg:y="10.992cm" svg:viewBox="0 0 17 18" draw:points="0,18 17,18 17,0 0,0">
          <text:p/>
        </draw:polygon>
        <draw:polygon draw:style-name="gr3" draw:text-style-name="P4" draw:layer="layout" svg:width="2.927cm" svg:height="0.017cm" svg:x="2.556cm" svg:y="10.992cm" svg:viewBox="0 0 2928 18" draw:points="0,18 2928,18 2928,0 0,0">
          <text:p/>
        </draw:polygon>
        <draw:polygon draw:style-name="gr3" draw:text-style-name="P4" draw:layer="layout" svg:width="0.017cm" svg:height="0.717cm" svg:x="5.482cm" svg:y="10.275cm" svg:viewBox="0 0 18 718" draw:points="0,718 18,718 18,0 0,0">
          <text:p/>
        </draw:polygon>
        <draw:polygon draw:style-name="gr3" draw:text-style-name="P4" draw:layer="layout" svg:width="0.017cm" svg:height="0.017cm" svg:x="5.482cm" svg:y="10.992cm" svg:viewBox="0 0 18 18" draw:points="0,18 18,18 18,0 0,0">
          <text:p/>
        </draw:polygon>
        <draw:polygon draw:style-name="gr3" draw:text-style-name="P4" draw:layer="layout" svg:width="3.247cm" svg:height="0.017cm" svg:x="5.499cm" svg:y="10.992cm" svg:viewBox="0 0 3248 18" draw:points="0,18 3248,18 3248,0 0,0">
          <text:p/>
        </draw:polygon>
        <draw:polygon draw:style-name="gr3" draw:text-style-name="P4" draw:layer="layout" svg:width="0.017cm" svg:height="0.717cm" svg:x="8.746cm" svg:y="10.275cm" svg:viewBox="0 0 18 718" draw:points="0,718 18,718 18,0 0,0">
          <text:p/>
        </draw:polygon>
        <draw:polygon draw:style-name="gr3" draw:text-style-name="P4" draw:layer="layout" svg:width="0.017cm" svg:height="0.017cm" svg:x="8.746cm" svg:y="10.992cm" svg:viewBox="0 0 18 18" draw:points="0,18 18,18 18,0 0,0">
          <text:p/>
        </draw:polygon>
        <draw:polygon draw:style-name="gr3" draw:text-style-name="P4" draw:layer="layout" svg:width="2.291cm" svg:height="0.017cm" svg:x="8.763cm" svg:y="10.992cm" svg:viewBox="0 0 2292 18" draw:points="0,18 2292,18 2292,0 0,0">
          <text:p/>
        </draw:polygon>
        <draw:polygon draw:style-name="gr3" draw:text-style-name="P4" draw:layer="layout" svg:width="0.017cm" svg:height="0.717cm" svg:x="11.054cm" svg:y="10.275cm" svg:viewBox="0 0 18 718" draw:points="0,718 18,718 18,0 0,0">
          <text:p/>
        </draw:polygon>
        <draw:polygon draw:style-name="gr3" draw:text-style-name="P4" draw:layer="layout" svg:width="0.017cm" svg:height="0.017cm" svg:x="11.054cm" svg:y="10.992cm" svg:viewBox="0 0 18 18" draw:points="0,18 18,18 18,0 0,0">
          <text:p/>
        </draw:polygon>
        <draw:polygon draw:style-name="gr3" draw:text-style-name="P4" draw:layer="layout" svg:width="7.617cm" svg:height="0.017cm" svg:x="11.071cm" svg:y="10.992cm" svg:viewBox="0 0 7618 18" draw:points="0,18 7618,18 7618,0 0,0">
          <text:p/>
        </draw:polygon>
        <draw:polygon draw:style-name="gr3" draw:text-style-name="P4" draw:layer="layout" svg:width="0.017cm" svg:height="0.717cm" svg:x="18.688cm" svg:y="10.275cm" svg:viewBox="0 0 18 718" draw:points="0,718 18,718 18,0 0,0">
          <text:p/>
        </draw:polygon>
        <draw:polygon draw:style-name="gr3" draw:text-style-name="P4" draw:layer="layout" svg:width="0.017cm" svg:height="0.017cm" svg:x="18.688cm" svg:y="10.992cm" svg:viewBox="0 0 18 18" draw:points="0,18 18,18 18,0 0,0">
          <text:p/>
        </draw:polygon>
        <draw:polygon draw:style-name="gr3" draw:text-style-name="P4" draw:layer="layout" svg:width="4.564cm" svg:height="0.017cm" svg:x="18.705cm" svg:y="10.992cm" svg:viewBox="0 0 4565 18" draw:points="0,18 4565,18 4565,0 0,0">
          <text:p/>
        </draw:polygon>
        <draw:polygon draw:style-name="gr3" draw:text-style-name="P4" draw:layer="layout" svg:width="0.017cm" svg:height="0.717cm" svg:x="23.269cm" svg:y="10.275cm" svg:viewBox="0 0 18 718" draw:points="0,718 18,718 18,0 0,0">
          <text:p/>
        </draw:polygon>
        <draw:polygon draw:style-name="gr3" draw:text-style-name="P4" draw:layer="layout" svg:width="0.017cm" svg:height="0.017cm" svg:x="23.269cm" svg:y="10.992cm" svg:viewBox="0 0 18 18" draw:points="0,18 18,18 18,0 0,0">
          <text:p/>
        </draw:polygon>
        <draw:polygon draw:style-name="gr3" draw:text-style-name="P4" draw:layer="layout" svg:width="2.405cm" svg:height="0.017cm" svg:x="23.286cm" svg:y="10.992cm" svg:viewBox="0 0 2406 18" draw:points="0,18 2406,18 2406,0 0,0">
          <text:p/>
        </draw:polygon>
        <draw:polygon draw:style-name="gr3" draw:text-style-name="P4" draw:layer="layout" svg:width="0.017cm" svg:height="0.717cm" svg:x="25.691cm" svg:y="10.275cm" svg:viewBox="0 0 18 718" draw:points="0,718 18,718 18,0 0,0">
          <text:p/>
        </draw:polygon>
        <draw:polygon draw:style-name="gr3" draw:text-style-name="P4" draw:layer="layout" svg:width="0.017cm" svg:height="0.017cm" svg:x="25.691cm" svg:y="10.992cm" svg:viewBox="0 0 18 18" draw:points="0,18 18,18 18,0 0,0">
          <text:p/>
        </draw:polygon>
        <draw:polygon draw:style-name="gr3" draw:text-style-name="P4" draw:layer="layout" svg:width="2.409cm" svg:height="0.017cm" svg:x="25.708cm" svg:y="10.992cm" svg:viewBox="0 0 2410 18" draw:points="0,18 2410,18 2410,0 0,0">
          <text:p/>
        </draw:polygon>
        <draw:polygon draw:style-name="gr3" draw:text-style-name="P4" draw:layer="layout" svg:width="0.017cm" svg:height="0.717cm" svg:x="28.117cm" svg:y="10.275cm" svg:viewBox="0 0 18 718" draw:points="0,718 18,718 18,0 0,0">
          <text:p/>
        </draw:polygon>
        <draw:polygon draw:style-name="gr3" draw:text-style-name="P4" draw:layer="layout" svg:width="0.017cm" svg:height="0.017cm" svg:x="28.117cm" svg:y="10.992cm" svg:viewBox="0 0 18 18" draw:points="0,18 18,18 18,0 0,0">
          <text:p/>
        </draw:polygon>
        <draw:polygon draw:style-name="gr3" draw:text-style-name="P4" draw:layer="layout" svg:width="0.017cm" svg:height="0.017cm" svg:x="28.117cm" svg:y="10.992cm" svg:viewBox="0 0 18 18" draw:points="0,18 18,18 18,0 0,0">
          <text:p/>
        </draw:polygon>
        <draw:frame draw:style-name="gr7" draw:text-style-name="P7" draw:layer="layout" svg:width="0.35cm" svg:height="0.395cm" svg:x="25.89cm" svg:y="10.288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388cm" svg:height="0.433cm" svg:x="2.54cm" svg:y="11.021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1cm" fo:margin-left="2.5cm" fo:margin-right="1cm" fo:page-width="29.701cm" fo:page-height="21.0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15T22:04:54.590000000</dc:date>
    <meta:editing-duration>PT1M10S</meta:editing-duration>
    <meta:editing-cycles>1</meta:editing-cycles>
    <meta:document-statistic meta:object-count="348"/>
    <meta:generator>Neat_Office/6.2.8.2$Windows_x86 LibreOffice_project/</meta:generator>
  </office:meta>
</office:document-meta>
</file>